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2E0000000637090340F6D56622.png" manifest:media-type="image/png"/>
  <manifest:file-entry manifest:full-path="Pictures/100002010000002F00000006365F22FE4BE757FA.png" manifest:media-type="image/png"/>
  <manifest:file-entry manifest:full-path="Pictures/10000201000004B00000001E2CE33E609EB92E5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Open Sans" svg:font-family="'Open Sans'"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Open Sans1" svg:font-family="'Open Sans'"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3in" fo:margin-left="0in" fo:margin-top="0in" fo:margin-bottom="0in" fo:break-before="auto" fo:break-after="auto" table:align="left"/>
    </style:style>
    <style:style style:name="Table1.A" style:family="table-column">
      <style:table-column-properties style:column-width="3.7493in"/>
    </style:style>
    <style:style style:name="Table1.B" style:family="table-column">
      <style:table-column-properties style:column-width="1in"/>
    </style:style>
    <style:style style:name="Table1.C" style:family="table-column">
      <style:table-column-properties style:column-width="1.5507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000000" fo:border-right="0.5pt solid #000000" fo:border-top="0.75pt solid #000000" fo:border-bottom="0.75pt solid #000000"/>
    </style:style>
    <style:style style:name="Table1.A2" style:family="table-cell">
      <style:table-cell-properties style:vertical-align="middle" fo:background-color="#e6e6e6" fo:padding-left="0.075in" fo:padding-right="0.075in" fo:padding-top="0in" fo:padding-bottom="0in" fo:border-left="0.5pt solid #000000" fo:border-right="0.75pt solid #000000" fo:border-top="0.75pt solid #000000" fo:border-bottom="0.75pt solid #000000">
        <style:background-image/>
      </style:table-cell-properties>
    </style:style>
    <style:style style:name="Table1.B2" style:family="table-cell">
      <style:table-cell-properties fo:background-color="#e6e6e6" fo:padding-left="0.075in" fo:padding-right="0.075in" fo:padding-top="0in" fo:padding-bottom="0in" fo:border="0.75pt solid #000000">
        <style:background-image/>
      </style:table-cell-properties>
    </style:style>
    <style:style style:name="Table1.C2" style:family="table-cell">
      <style:table-cell-properties style:vertical-align="middle" fo:background-color="#e6e6e6" fo:padding-left="0.075in" fo:padding-right="0.075in" fo:padding-top="0in" fo:padding-bottom="0in" fo:border-left="0.75pt solid #000000" fo:border-right="0.5pt solid #000000" fo:border-top="0.75pt solid #000000" fo:border-bottom="0.75pt solid #000000">
        <style:background-image/>
      </style:table-cell-properties>
    </style:style>
    <style:style style:name="Table1.A3"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B3" style:family="table-cell">
      <style:table-cell-properties style:vertical-align="" fo:padding-left="0.075in" fo:padding-right="0.075in" fo:padding-top="0in" fo:padding-bottom="0in" fo:border="0.75pt solid #000000"/>
    </style:style>
    <style:style style:name="Table1.C3" style:family="table-cell">
      <style:table-cell-properties style:vertical-align="" fo:padding-left="0.075in" fo:padding-right="0.075in" fo:padding-top="0in" fo:padding-bottom="0in" fo:border-left="0.75pt solid #000000" fo:border-right="0.5pt solid #000000" fo:border-top="0.75pt solid #000000" fo:border-bottom="0.75pt solid #000000"/>
    </style:style>
    <style:style style:name="Table1.A4"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A5"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B5" style:family="table-cell">
      <style:table-cell-properties style:vertical-align="" fo:padding-left="0.075in" fo:padding-right="0.075in" fo:padding-top="0in" fo:padding-bottom="0in" fo:border="0.75pt solid #000000"/>
    </style:style>
    <style:style style:name="Table1.C5" style:family="table-cell">
      <style:table-cell-properties style:vertical-align="" fo:padding-left="0.075in" fo:padding-right="0.075in" fo:padding-top="0in" fo:padding-bottom="0in" fo:border-left="0.75pt solid #000000" fo:border-right="0.5pt solid #000000" fo:border-top="0.75pt solid #000000" fo:border-bottom="0.75pt solid #000000"/>
    </style:style>
    <style:style style:name="Table1.6" style:family="table-row">
      <style:table-row-properties style:min-row-height="0.1667in" fo:keep-together="auto"/>
    </style:style>
    <style:style style:name="Table1.A6"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A7"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B7" style:family="table-cell">
      <style:table-cell-properties style:vertical-align="" fo:padding-left="0.075in" fo:padding-right="0.075in" fo:padding-top="0in" fo:padding-bottom="0in" fo:border="0.75pt solid #000000"/>
    </style:style>
    <style:style style:name="Table1.C7" style:family="table-cell">
      <style:table-cell-properties style:vertical-align="" fo:padding-left="0.075in" fo:padding-right="0.075in" fo:padding-top="0in" fo:padding-bottom="0in" fo:border-left="0.75pt solid #000000" fo:border-right="0.5pt solid #000000" fo:border-top="0.75pt solid #000000" fo:border-bottom="0.75pt solid #000000"/>
    </style:style>
    <style:style style:name="Table1.A8"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A9"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B9" style:family="table-cell">
      <style:table-cell-properties style:vertical-align="" fo:padding-left="0.075in" fo:padding-right="0.075in" fo:padding-top="0in" fo:padding-bottom="0in" fo:border="0.75pt solid #000000"/>
    </style:style>
    <style:style style:name="Table1.C9" style:family="table-cell">
      <style:table-cell-properties style:vertical-align="" fo:padding-left="0.075in" fo:padding-right="0.075in" fo:padding-top="0in" fo:padding-bottom="0in" fo:border-left="0.75pt solid #000000" fo:border-right="0.5pt solid #000000" fo:border-top="0.75pt solid #000000" fo:border-bottom="0.75pt solid #000000"/>
    </style:style>
    <style:style style:name="Table1.A10"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A11"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B11" style:family="table-cell">
      <style:table-cell-properties style:vertical-align="" fo:padding-left="0.075in" fo:padding-right="0.075in" fo:padding-top="0in" fo:padding-bottom="0in" fo:border="0.75pt solid #000000"/>
    </style:style>
    <style:style style:name="Table1.C11" style:family="table-cell">
      <style:table-cell-properties style:vertical-align="" fo:padding-left="0.075in" fo:padding-right="0.075in" fo:padding-top="0in" fo:padding-bottom="0in" fo:border-left="0.75pt solid #000000" fo:border-right="0.5pt solid #000000" fo:border-top="0.75pt solid #000000" fo:border-bottom="0.75pt solid #000000"/>
    </style:style>
    <style:style style:name="Table1.A12"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A13"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B13" style:family="table-cell">
      <style:table-cell-properties style:vertical-align="" fo:padding-left="0.075in" fo:padding-right="0.075in" fo:padding-top="0in" fo:padding-bottom="0in" fo:border="0.75pt solid #000000"/>
    </style:style>
    <style:style style:name="Table1.C13" style:family="table-cell">
      <style:table-cell-properties style:vertical-align="" fo:padding-left="0.075in" fo:padding-right="0.075in" fo:padding-top="0in" fo:padding-bottom="0in" fo:border-left="0.75pt solid #000000" fo:border-right="0.5pt solid #000000" fo:border-top="0.75pt solid #000000" fo:border-bottom="0.75pt solid #000000"/>
    </style:style>
    <style:style style:name="Table1.A14"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A15"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B15" style:family="table-cell">
      <style:table-cell-properties style:vertical-align="" fo:padding-left="0.075in" fo:padding-right="0.075in" fo:padding-top="0in" fo:padding-bottom="0in" fo:border="0.75pt solid #000000"/>
    </style:style>
    <style:style style:name="Table1.C15" style:family="table-cell">
      <style:table-cell-properties style:vertical-align="" fo:padding-left="0.075in" fo:padding-right="0.075in" fo:padding-top="0in" fo:padding-bottom="0in" fo:border-left="0.75pt solid #000000" fo:border-right="0.5pt solid #000000" fo:border-top="0.75pt solid #000000" fo:border-bottom="0.75pt solid #000000"/>
    </style:style>
    <style:style style:name="Table1.A16"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A17"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B17" style:family="table-cell">
      <style:table-cell-properties style:vertical-align="" fo:padding-left="0.075in" fo:padding-right="0.075in" fo:padding-top="0in" fo:padding-bottom="0in" fo:border="0.75pt solid #000000"/>
    </style:style>
    <style:style style:name="Table1.C17" style:family="table-cell">
      <style:table-cell-properties style:vertical-align="" fo:padding-left="0.075in" fo:padding-right="0.075in" fo:padding-top="0in" fo:padding-bottom="0in" fo:border-left="0.75pt solid #000000" fo:border-right="0.5pt solid #000000" fo:border-top="0.75pt solid #000000" fo:border-bottom="0.75pt solid #000000"/>
    </style:style>
    <style:style style:name="Table1.A18"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A19"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B19" style:family="table-cell">
      <style:table-cell-properties style:vertical-align="" fo:padding-left="0.075in" fo:padding-right="0.075in" fo:padding-top="0in" fo:padding-bottom="0in" fo:border="0.75pt solid #000000"/>
    </style:style>
    <style:style style:name="Table1.C19" style:family="table-cell">
      <style:table-cell-properties style:vertical-align="" fo:padding-left="0.075in" fo:padding-right="0.075in" fo:padding-top="0in" fo:padding-bottom="0in" fo:border-left="0.75pt solid #000000" fo:border-right="0.5pt solid #000000" fo:border-top="0.75pt solid #000000" fo:border-bottom="0.75pt solid #000000"/>
    </style:style>
    <style:style style:name="Table1.A20"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A21"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B21" style:family="table-cell">
      <style:table-cell-properties style:vertical-align="" fo:padding-left="0.075in" fo:padding-right="0.075in" fo:padding-top="0in" fo:padding-bottom="0in" fo:border="0.75pt solid #000000"/>
    </style:style>
    <style:style style:name="Table1.C21" style:family="table-cell">
      <style:table-cell-properties style:vertical-align="" fo:padding-left="0.075in" fo:padding-right="0.075in" fo:padding-top="0in" fo:padding-bottom="0in" fo:border-left="0.75pt solid #000000" fo:border-right="0.5pt solid #000000" fo:border-top="0.75pt solid #000000" fo:border-bottom="0.75pt solid #000000"/>
    </style:style>
    <style:style style:name="Table1.A22"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A23"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B23" style:family="table-cell">
      <style:table-cell-properties style:vertical-align="" fo:padding-left="0.075in" fo:padding-right="0.075in" fo:padding-top="0in" fo:padding-bottom="0in" fo:border="0.75pt solid #000000"/>
    </style:style>
    <style:style style:name="Table1.C23" style:family="table-cell">
      <style:table-cell-properties style:vertical-align="" fo:padding-left="0.075in" fo:padding-right="0.075in" fo:padding-top="0in" fo:padding-bottom="0in" fo:border-left="0.75pt solid #000000" fo:border-right="0.5pt solid #000000" fo:border-top="0.75pt solid #000000" fo:border-bottom="0.75pt solid #000000"/>
    </style:style>
    <style:style style:name="Table1.A24"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2" style:family="table">
      <style:table-properties style:width="5.9063in" fo:margin-left="0in" fo:margin-top="0in" fo:margin-bottom="0in" fo:break-before="auto" fo:break-after="auto" table:align="left"/>
    </style:style>
    <style:style style:name="Table2.A" style:family="table-column">
      <style:table-column-properties style:column-width="0.9056in"/>
    </style:style>
    <style:style style:name="Table2.B" style:family="table-column">
      <style:table-column-properties style:column-width="5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0.75pt solid #000000" fo:border-top="0.75pt solid #000000" fo:border-bottom="0.75pt solid #000000"/>
    </style:style>
    <style:style style:name="Table2.B1"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3" style:family="table">
      <style:table-properties style:width="5.9069in" fo:margin-left="0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1.2611in"/>
    </style:style>
    <style:style style:name="Table3.C" style:family="table-column">
      <style:table-column-properties style:column-width="3.7403in"/>
    </style:style>
    <style:style style:name="Table3.1" style:family="table-row">
      <style:table-row-properties fo:keep-together="auto"/>
    </style:style>
    <style:style style:name="Table3.A1" style:family="table-cell">
      <style:table-cell-properties style:vertical-align="" fo:background-color="#ffffff" fo:padding-left="0.0799in" fo:padding-right="0.075in" fo:padding-top="0in" fo:padding-bottom="0in" fo:border-left="0.75pt solid #000000" fo:border-right="0.75pt solid #000000" fo:border-top="0.5pt solid #000000" fo:border-bottom="0.5pt solid #000000">
        <style:background-image/>
      </style:table-cell-properties>
    </style:style>
    <style:style style:name="Table3.A2" style:family="table-cell">
      <style:table-cell-properties style:vertical-align="" fo:padding-left="0.0799in" fo:padding-right="0.075in" fo:padding-top="0in" fo:padding-bottom="0in" fo:border-left="0.75pt solid #000000" fo:border-right="0.75pt solid #000000" fo:border-top="0.5pt solid #000000" fo:border-bottom="0.75pt solid #000000"/>
    </style:style>
    <style:style style:name="Table3.B2" style:family="table-cell">
      <style:table-cell-properties style:vertical-align="" fo:padding-left="0.0799in" fo:padding-right="0.075in" fo:padding-top="0in" fo:padding-bottom="0in" fo:border-left="0.75pt solid #000000" fo:border-right="0.75pt solid #000000" fo:border-top="0.5pt solid #000000" fo:border-bottom="0.75pt solid #000000"/>
    </style:style>
    <style:style style:name="Table3.C2" style:family="table-cell">
      <style:table-cell-properties style:vertical-align="" fo:padding-left="0.0799in" fo:padding-right="0.075in" fo:padding-top="0in" fo:padding-bottom="0in" fo:border-left="0.75pt solid #000000" fo:border-right="0.75pt solid #000000" fo:border-top="0.5pt solid #000000" fo:border-bottom="0.75pt solid #000000"/>
    </style:style>
    <style:style style:name="Table3.A3" style:family="table-cell">
      <style:table-cell-properties style:vertical-align="" fo:padding-left="0.0799in" fo:padding-right="0.075in" fo:padding-top="0in" fo:padding-bottom="0in" fo:border="0.75pt solid #000000"/>
    </style:style>
    <style:style style:name="Table3.B3" style:family="table-cell">
      <style:table-cell-properties style:vertical-align="" fo:padding-left="0.0799in" fo:padding-right="0.075in" fo:padding-top="0in" fo:padding-bottom="0in" fo:border="0.75pt solid #000000"/>
    </style:style>
    <style:style style:name="Table3.C3" style:family="table-cell">
      <style:table-cell-properties style:vertical-align="" fo:padding-left="0.0799in" fo:padding-right="0.075in" fo:padding-top="0in" fo:padding-bottom="0in" fo:border="0.75pt solid #000000"/>
    </style:style>
    <style:style style:name="Table3.A4" style:family="table-cell">
      <style:table-cell-properties style:vertical-align="" fo:padding-left="0.0799in" fo:padding-right="0.075in" fo:padding-top="0in" fo:padding-bottom="0in" fo:border="0.75pt solid #000000"/>
    </style:style>
    <style:style style:name="Table3.B4" style:family="table-cell">
      <style:table-cell-properties style:vertical-align="" fo:padding-left="0.0799in" fo:padding-right="0.075in" fo:padding-top="0in" fo:padding-bottom="0in" fo:border="0.75pt solid #000000"/>
    </style:style>
    <style:style style:name="Table3.C4" style:family="table-cell">
      <style:table-cell-properties style:vertical-align="" fo:padding-left="0.0799in" fo:padding-right="0.075in" fo:padding-top="0in" fo:padding-bottom="0in" fo:border="0.75pt solid #000000"/>
    </style:style>
    <style:style style:name="Table3.A5" style:family="table-cell">
      <style:table-cell-properties style:vertical-align="" fo:padding-left="0.0799in" fo:padding-right="0.075in" fo:padding-top="0in" fo:padding-bottom="0in" fo:border="0.75pt solid #000000"/>
    </style:style>
    <style:style style:name="Table3.B5" style:family="table-cell">
      <style:table-cell-properties style:vertical-align="" fo:padding-left="0.0799in" fo:padding-right="0.075in" fo:padding-top="0in" fo:padding-bottom="0in" fo:border="0.75pt solid #000000"/>
    </style:style>
    <style:style style:name="Table3.C5" style:family="table-cell">
      <style:table-cell-properties style:vertical-align="" fo:padding-left="0.0799in" fo:padding-right="0.075in" fo:padding-top="0in" fo:padding-bottom="0in" fo:border="0.75pt solid #000000"/>
    </style:style>
    <style:style style:name="Table3.A6" style:family="table-cell">
      <style:table-cell-properties style:vertical-align="" fo:padding-left="0.0799in" fo:padding-right="0.075in" fo:padding-top="0in" fo:padding-bottom="0in" fo:border="0.75pt solid #000000"/>
    </style:style>
    <style:style style:name="Table3.B6" style:family="table-cell">
      <style:table-cell-properties style:vertical-align="" fo:padding-left="0.0799in" fo:padding-right="0.075in" fo:padding-top="0in" fo:padding-bottom="0in" fo:border="0.75pt solid #000000"/>
    </style:style>
    <style:style style:name="Table3.C6" style:family="table-cell">
      <style:table-cell-properties style:vertical-align="" fo:padding-left="0.0799in" fo:padding-right="0.075in" fo:padding-top="0in" fo:padding-bottom="0in" fo:border="0.75pt solid #000000"/>
    </style:style>
    <style:style style:name="Table4" style:family="table">
      <style:table-properties style:width="5.9063in" fo:margin-left="0in" fo:margin-top="0in" fo:margin-bottom="0in" fo:break-before="auto" fo:break-after="auto" table:align="left"/>
    </style:style>
    <style:style style:name="Table4.A" style:family="table-column">
      <style:table-column-properties style:column-width="0.916in"/>
    </style:style>
    <style:style style:name="Table4.B" style:family="table-column">
      <style:table-column-properties style:column-width="4.989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0.75pt solid #000000" fo:border-top="0.75pt solid #000000" fo:border-bottom="0.75pt solid #000000"/>
    </style:style>
    <style:style style:name="Table4.B1"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4.A2" style:family="table-cell">
      <style:table-cell-properties style:vertical-align="middle" fo:padding-left="0.075in" fo:padding-right="0.075in" fo:padding-top="0in" fo:padding-bottom="0in" fo:border-left="none" fo:border-right="0.75pt solid #000000" fo:border-top="0.75pt solid #000000" fo:border-bottom="0.75pt solid #000000"/>
    </style:style>
    <style:style style:name="P1" style:family="paragraph" style:parent-style-name="Standard">
      <style:paragraph-properties fo:margin-top="0.139in" fo:margin-bottom="0in" loext:contextual-spacing="false" fo:line-height="125%" fo:break-before="auto" fo:break-after="auto" fo:padding="0in" fo:border="none"/>
    </style:style>
    <style:style style:name="P2" style:family="paragraph" style:parent-style-name="Standard">
      <style:paragraph-properties fo:margin-top="0in" fo:margin-bottom="0in" loext:contextual-spacing="false" fo:line-height="100%" fo:break-before="auto" fo:break-after="auto" fo:padding="0in" fo:border="none"/>
    </style:style>
    <style:style style:name="P3" style:family="paragraph" style:parent-style-name="Standard">
      <style:paragraph-properties fo:margin-top="0in" fo:margin-bottom="0in" loext:contextual-spacing="false" fo:line-height="100%" fo:break-before="auto" fo:break-after="auto"/>
    </style:style>
    <style:style style:name="P4" style:family="paragraph" style:parent-style-name="Standard">
      <style:paragraph-properties fo:margin-top="0in" fo:margin-bottom="0in" loext:contextual-spacing="false" fo:line-height="100%" fo:text-align="start" style:justify-single-word="false" fo:break-before="auto" fo:break-after="auto"/>
    </style:style>
    <style:style style:name="P5" style:family="paragraph" style:parent-style-name="Standard">
      <style:paragraph-properties fo:margin-top="0in" fo:margin-bottom="0in" loext:contextual-spacing="false" fo:line-height="100%" fo:text-align="justify" style:justify-single-word="false" fo:break-before="auto" fo:break-after="auto"/>
    </style:style>
    <style:style style:name="P6" style:family="paragraph" style:parent-style-name="Standard">
      <style:paragraph-properties fo:margin-top="0in" fo:margin-bottom="0in" loext:contextual-spacing="false" fo:line-height="100%" fo:break-before="auto" fo:break-after="auto"/>
      <style:text-properties fo:font-size="12pt" style:font-size-asian="12pt" style:font-size-complex="12pt"/>
    </style:style>
    <style:style style:name="P7" style:family="paragraph" style:parent-style-name="Standard">
      <style:paragraph-properties fo:margin-top="0in" fo:margin-bottom="0in" loext:contextual-spacing="false" fo:line-height="100%" fo:text-align="center" style:justify-single-word="false" fo:break-before="auto" fo:break-after="auto"/>
      <style:text-properties fo:font-size="12pt" style:font-size-asian="12pt" style:font-size-complex="12pt"/>
    </style:style>
    <style:style style:name="P8" style:family="paragraph" style:parent-style-name="Standard">
      <style:paragraph-properties fo:margin-top="0in" fo:margin-bottom="0in" loext:contextual-spacing="false" fo:line-height="100%" fo:text-align="justify" style:justify-single-word="false" fo:break-before="auto" fo:break-after="auto"/>
      <style:text-properties fo:font-size="12pt" style:font-size-asian="12pt" style:font-size-complex="12pt"/>
    </style:style>
    <style:style style:name="P9" style:family="paragraph" style:parent-style-name="Standard">
      <style:paragraph-properties fo:margin-top="0in" fo:margin-bottom="0in" loext:contextual-spacing="false" fo:line-height="100%" fo:break-before="auto" fo:break-after="auto"/>
      <style:text-properties fo:color="#999999"/>
    </style:style>
    <style:style style:name="P10" style:family="paragraph" style:parent-style-name="Standard">
      <style:paragraph-properties fo:margin-top="0in" fo:margin-bottom="0in" loext:contextual-spacing="false" fo:line-height="100%" fo:text-align="justify" style:justify-single-word="false"/>
    </style:style>
    <style:style style:name="P11" style:family="paragraph" style:parent-style-name="Standard">
      <style:paragraph-properties fo:margin-top="0in" fo:margin-bottom="0in" loext:contextual-spacing="false" fo:line-height="100%" fo:text-align="center" style:justify-single-word="false"/>
    </style:style>
    <style:style style:name="P12" style:family="paragraph" style:parent-style-name="Standard">
      <style:paragraph-properties fo:margin-top="0in" fo:margin-bottom="0in" loext:contextual-spacing="false" fo:line-height="100%" fo:text-align="justify" style:justify-single-word="false"/>
      <style:text-properties fo:font-size="12pt" style:font-size-asian="12pt" style:font-size-complex="12pt"/>
    </style:style>
    <style:style style:name="P13" style:family="paragraph" style:parent-style-name="Standard">
      <style:paragraph-properties fo:margin-top="0in" fo:margin-bottom="0in" loext:contextual-spacing="false" fo:line-height="100%" fo:text-align="center" style:justify-single-word="false"/>
      <style:text-properties fo:font-size="12pt" style:font-size-asian="12pt" style:font-size-complex="12pt"/>
    </style:style>
    <style:style style:name="P14" style:family="paragraph" style:parent-style-name="Standard" style:list-style-name="WWNum1">
      <style:paragraph-properties fo:margin-left="0.5in" fo:margin-right="0in" fo:margin-top="0.139in" fo:margin-bottom="0in" loext:contextual-spacing="false" fo:line-height="125%" fo:text-indent="-0.25in" style:auto-text-indent="false" fo:break-before="auto" fo:break-after="auto" fo:padding="0in" fo:border="none"/>
    </style:style>
    <style:style style:name="P15" style:family="paragraph" style:parent-style-name="Standard" style:list-style-name="WWNum1">
      <style:paragraph-properties fo:margin-left="0.5in" fo:margin-right="0in" fo:margin-top="0in" fo:margin-bottom="0in" loext:contextual-spacing="false" fo:line-height="125%" fo:text-indent="-0.25in" style:auto-text-indent="false" fo:break-before="auto" fo:break-after="auto" fo:padding="0in" fo:border="none"/>
    </style:style>
    <style:style style:name="P16" style:family="paragraph" style:parent-style-name="Standard" style:list-style-name="WWNum5">
      <style:paragraph-properties fo:margin-left="0.5in" fo:margin-right="0in" fo:margin-top="0in" fo:margin-bottom="0in" loext:contextual-spacing="false" fo:line-height="125%" fo:text-indent="-0.25in" style:auto-text-indent="false" fo:break-before="auto" fo:break-after="auto" fo:padding="0in" fo:border="none"/>
    </style:style>
    <style:style style:name="P17" style:family="paragraph" style:parent-style-name="Standard" style:list-style-name="WWNum5">
      <style:paragraph-properties fo:margin-left="0.5in" fo:margin-right="0in" fo:margin-top="0in" fo:margin-bottom="0in" loext:contextual-spacing="false" fo:line-height="125%" fo:text-indent="-0.25in" style:auto-text-indent="false" fo:break-before="auto" fo:break-after="auto" fo:padding="0in" fo:border="none"/>
    </style:style>
    <style:style style:name="P18" style:family="paragraph" style:parent-style-name="Standard" style:list-style-name="WWNum3">
      <style:paragraph-properties fo:margin-left="0.5in" fo:margin-right="0in" fo:margin-top="0.0835in" fo:margin-bottom="0in" loext:contextual-spacing="false" fo:line-height="100%" fo:text-indent="-0.25in" style:auto-text-indent="false" fo:break-before="auto" fo:break-after="auto"/>
    </style:style>
    <style:style style:name="P19" style:family="paragraph" style:parent-style-name="Standard" style:list-style-name="WWNum4">
      <style:paragraph-properties fo:margin-left="0.5in" fo:margin-right="0in" fo:margin-top="0.0835in" fo:margin-bottom="0in" loext:contextual-spacing="false" fo:line-height="100%" fo:text-indent="-0.25in" style:auto-text-indent="false" fo:break-before="auto" fo:break-after="auto"/>
    </style:style>
    <style:style style:name="P20" style:family="paragraph" style:parent-style-name="Standard" style:list-style-name="WWNum2">
      <style:paragraph-properties fo:margin-left="0.5in" fo:margin-right="0in" fo:margin-top="0.0835in" fo:margin-bottom="0in" loext:contextual-spacing="false" fo:line-height="100%" fo:text-indent="-0.25in" style:auto-text-indent="false" fo:break-before="auto" fo:break-after="auto"/>
    </style:style>
    <style:style style:name="P21" style:family="paragraph" style:parent-style-name="Standard">
      <style:paragraph-properties fo:margin-left="0in" fo:margin-right="0in" fo:margin-top="0in" fo:margin-bottom="0.0835in" loext:contextual-spacing="false" fo:line-height="100%" fo:text-indent="0in" style:auto-text-indent="false" fo:break-before="auto" fo:break-after="auto"/>
    </style:style>
    <style:style style:name="P22" style:family="paragraph" style:parent-style-name="Standard">
      <style:paragraph-properties fo:margin-left="0in" fo:margin-right="0in" fo:margin-top="0.139in" fo:margin-bottom="0.0835in" loext:contextual-spacing="false" fo:line-height="100%" fo:text-indent="0in" style:auto-text-indent="false" fo:break-before="auto" fo:break-after="auto"/>
    </style:style>
    <style:style style:name="P23" style:family="paragraph" style:parent-style-name="Standard">
      <style:paragraph-properties fo:margin-left="0in" fo:margin-right="0in" fo:margin-top="0.0835in" fo:margin-bottom="0in" loext:contextual-spacing="false" fo:line-height="100%" fo:text-indent="0in" style:auto-text-indent="false" fo:break-before="auto" fo:break-after="auto"/>
    </style:style>
    <style:style style:name="P24" style:family="paragraph" style:parent-style-name="Standard">
      <style:paragraph-properties fo:margin-left="0.5in" fo:margin-right="0in" fo:margin-top="0.139in" fo:margin-bottom="0in" loext:contextual-spacing="false" fo:line-height="125%" fo:text-indent="0in" style:auto-text-indent="false" fo:break-before="auto" fo:break-after="auto" fo:padding="0in" fo:border="none"/>
      <style:text-properties style:font-name="Proxima Nova" style:font-name-asian="Proxima Nova1" style:font-name-complex="Proxima Nova1"/>
    </style:style>
    <style:style style:name="P25" style:family="paragraph" style:parent-style-name="Standard">
      <style:paragraph-properties fo:margin-left="0.5in" fo:margin-right="0in" fo:margin-top="0in" fo:margin-bottom="0.0835in" loext:contextual-spacing="false" fo:line-height="100%" fo:text-indent="0in" style:auto-text-indent="false" fo:break-before="auto" fo:break-after="auto"/>
    </style:style>
    <style:style style:name="P26" style:family="paragraph" style:parent-style-name="Standard">
      <style:paragraph-properties fo:margin-left="0.5in" fo:margin-right="0in" fo:text-indent="0in" style:auto-text-indent="false" fo:break-before="auto" fo:break-after="auto" fo:padding="0in" fo:border="none"/>
    </style:style>
    <style:style style:name="P27" style:family="paragraph" style:parent-style-name="Standard">
      <loext:graphic-properties draw:fill="solid" draw:fill-color="#e0e0e0"/>
      <style:paragraph-properties fo:margin-left="0in" fo:margin-right="0in" fo:margin-top="0.1665in" fo:margin-bottom="0.0835in" loext:contextual-spacing="false" fo:line-height="100%" fo:text-align="justify" style:justify-single-word="false" fo:text-indent="0.098in" style:auto-text-indent="false" fo:break-before="auto" fo:break-after="auto" fo:background-color="#e0e0e0"/>
    </style:style>
    <style:style style:name="P28" style:family="paragraph" style:parent-style-name="Standard">
      <style:paragraph-properties fo:margin-top="0.0835in" fo:margin-bottom="0in" loext:contextual-spacing="false" fo:line-height="100%" fo:break-before="auto" fo:break-after="auto"/>
    </style:style>
    <style:style style:name="P29"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0" style:family="paragraph" style:parent-style-name="Standard">
      <loext:graphic-properties draw:fill="solid" draw:fill-color="#e0e0e0"/>
      <style:paragraph-properties fo:margin-left="0in" fo:margin-right="0in" fo:margin-top="0.1665in" fo:margin-bottom="0.0835in" loext:contextual-spacing="false" fo:line-height="100%" fo:text-indent="0.098in" style:auto-text-indent="false" fo:break-before="auto" fo:break-after="auto" fo:background-color="#e0e0e0"/>
    </style:style>
    <style:style style:name="P31" style:family="paragraph" style:parent-style-name="Standard">
      <style:paragraph-properties fo:margin-left="0in" fo:margin-right="0in" fo:margin-top="0.139in" fo:margin-bottom="0.0835in" loext:contextual-spacing="false" fo:line-height="100%" fo:text-indent="0.4925in" style:auto-text-indent="false" fo:break-before="auto" fo:break-after="auto"/>
    </style:style>
    <style:style style:name="P32" style:family="paragraph" style:parent-style-name="Standard">
      <loext:graphic-properties draw:fill="solid" draw:fill-color="#e0e0e0"/>
      <style:paragraph-properties fo:margin-left="0in" fo:margin-right="0in" fo:margin-top="0.1665in" fo:margin-bottom="0.0835in" loext:contextual-spacing="false" fo:line-height="100%" fo:text-align="start" style:justify-single-word="false" fo:keep-together="auto" fo:orphans="2" fo:widows="2" fo:text-indent="0.098in" style:auto-text-indent="false" fo:break-before="auto" fo:break-after="auto" fo:background-color="#e0e0e0" fo:padding="0in" fo:border="none" fo:keep-with-next="auto"/>
    </style:style>
    <style:style style:name="P33" style:family="paragraph" style:parent-style-name="Standard">
      <style:paragraph-properties fo:margin-top="0.3335in" fo:margin-bottom="0in" loext:contextual-spacing="false" fo:line-height="125%" fo:break-before="auto" fo:break-after="auto" fo:padding="0in" fo:border="none"/>
    </style:style>
    <style:style style:name="P34" style:family="paragraph" style:parent-style-name="Standard">
      <style:paragraph-properties fo:margin-top="0.3335in" fo:margin-bottom="0in" loext:contextual-spacing="false" fo:line-height="125%" fo:break-before="auto" fo:break-after="auto" fo:padding="0in" fo:border="none"/>
      <style:text-properties fo:color="#666666"/>
    </style:style>
    <style:style style:name="P35" style:family="paragraph" style:parent-style-name="Standard">
      <style:paragraph-properties fo:margin-left="0.4571in" fo:margin-right="0in" fo:margin-top="0in" fo:margin-bottom="0in" loext:contextual-spacing="false" fo:line-height="100%" fo:text-indent="0in" style:auto-text-indent="false"/>
    </style:style>
    <style:style style:name="P36" style:family="paragraph" style:parent-style-name="Standard">
      <style:paragraph-properties fo:margin-left="0.1984in" fo:margin-right="0in" fo:margin-top="0in" fo:margin-bottom="0in" loext:contextual-spacing="false" fo:line-height="100%" fo:text-indent="0in" style:auto-text-indent="false"/>
    </style:style>
    <style:style style:name="P37" style:family="paragraph" style:parent-style-name="Standard">
      <style:paragraph-properties fo:margin-left="0.25in" fo:margin-right="0in" fo:margin-top="0.1665in" fo:margin-bottom="0.0417in" loext:contextual-spacing="false" fo:line-height="100%" fo:text-align="start" style:justify-single-word="false" fo:text-indent="0in" style:auto-text-indent="false" fo:break-before="auto" fo:break-after="auto" fo:keep-with-next="always"/>
    </style:style>
    <style:style style:name="P38" style:family="paragraph" style:parent-style-name="Standard">
      <style:paragraph-properties fo:margin-left="0.25in" fo:margin-right="0in" fo:margin-top="0.1665in" fo:margin-bottom="0.0417in" loext:contextual-spacing="false" fo:line-height="100%" fo:text-align="justify" style:justify-single-word="false" fo:text-indent="0in" style:auto-text-indent="false" fo:break-before="auto" fo:break-after="auto" fo:keep-with-next="always"/>
      <style:text-properties fo:font-size="14pt" fo:font-weight="bold" style:font-size-asian="14pt" style:font-weight-asian="bold" style:font-size-complex="14pt"/>
    </style:style>
    <style:style style:name="P39" style:family="paragraph" style:parent-style-name="Standard">
      <style:paragraph-properties fo:margin-top="0.0138in" fo:margin-bottom="0.0138in" loext:contextual-spacing="false" fo:line-height="100%" fo:keep-with-next="always"/>
    </style:style>
    <style:style style:name="P40" style:family="paragraph" style:parent-style-name="Standard">
      <style:paragraph-properties fo:margin-top="0.0138in" fo:margin-bottom="0.0138in" loext:contextual-spacing="false" fo:line-height="100%" fo:text-align="center" style:justify-single-word="false" fo:keep-with-next="always"/>
    </style:style>
    <style:style style:name="P41" style:family="paragraph" style:parent-style-name="Standard">
      <style:paragraph-properties fo:margin-top="0.0138in" fo:margin-bottom="0.0138in" loext:contextual-spacing="false" fo:line-height="100%" fo:text-align="justify" style:justify-single-word="false" fo:keep-with-next="always"/>
    </style:style>
    <style:style style:name="P42" style:family="paragraph" style:parent-style-name="Standard">
      <style:paragraph-properties fo:margin-top="0.028in" fo:margin-bottom="0.0138in" loext:contextual-spacing="false" fo:line-height="100%" fo:text-align="center" style:justify-single-word="false" fo:keep-with-next="always"/>
    </style:style>
    <style:style style:name="P43" style:family="paragraph" style:parent-style-name="Standard">
      <style:paragraph-properties fo:margin-top="0in" fo:margin-bottom="0.0835in" loext:contextual-spacing="false" fo:line-height="100%" fo:break-before="auto" fo:break-after="auto"/>
    </style:style>
    <style:style style:name="P44" style:family="paragraph" style:parent-style-name="Standard">
      <style:paragraph-properties fo:margin-top="0.4445in" fo:margin-bottom="0in" loext:contextual-spacing="false" fo:line-height="100%" fo:break-before="auto" fo:break-after="auto" fo:padding="0in" fo:border="none"/>
    </style:style>
    <style:style style:name="P45" style:family="paragraph" style:parent-style-name="Standard">
      <style:paragraph-properties fo:margin-top="0.4445in" fo:margin-bottom="0in" loext:contextual-spacing="false" fo:line-height="100%" fo:text-align="center" style:justify-single-word="false" fo:break-before="auto" fo:break-after="auto"/>
    </style:style>
    <style:style style:name="P46" style:family="paragraph" style:parent-style-name="Standard">
      <style:paragraph-properties fo:break-before="auto" fo:break-after="auto" fo:padding="0in" fo:border="none"/>
    </style:style>
    <style:style style:name="P47" style:family="paragraph" style:parent-style-name="Standard">
      <style:paragraph-properties fo:text-align="end" style:justify-single-word="false" fo:break-before="auto" fo:break-after="auto" fo:padding="0in" fo:border="none"/>
    </style:style>
    <style:style style:name="P48" style:family="paragraph" style:parent-style-name="Heading_20_1">
      <style:paragraph-properties fo:break-before="auto" fo:break-after="auto" fo:padding="0in" fo:border="none"/>
    </style:style>
    <style:style style:name="P49" style:family="paragraph" style:parent-style-name="Heading_20_1">
      <style:paragraph-properties fo:break-before="auto" fo:break-after="auto"/>
    </style:style>
    <style:style style:name="P50" style:family="paragraph" style:parent-style-name="Heading_20_2">
      <style:paragraph-properties fo:margin-top="0.139in" fo:margin-bottom="0.0835in" loext:contextual-spacing="false" fo:line-height="100%" fo:break-before="auto" fo:break-after="auto"/>
    </style:style>
    <style:style style:name="P51" style:family="paragraph" style:parent-style-name="Title" style:master-page-name="First_20_Page">
      <style:paragraph-properties fo:line-height="100%" style:page-number="1" fo:break-before="auto" fo:break-after="auto" fo:padding="0in" fo:border="none"/>
    </style:style>
    <style:style style:name="T1" style:family="text">
      <style:text-properties fo:color="#039be5" fo:font-size="24pt" fo:font-weight="normal" style:font-size-asian="24pt" style:font-weight-asian="normal" style:font-size-complex="24pt"/>
    </style:style>
    <style:style style:name="T2" style:family="text">
      <style:text-properties fo:color="#039be5" style:font-name="Proxima Nova" fo:font-size="18pt" style:font-name-asian="Proxima Nova1" style:font-size-asian="18pt" style:font-name-complex="Proxima Nova1" style:font-size-complex="18pt"/>
    </style:style>
    <style:style style:name="T3" style:family="text">
      <style:text-properties fo:font-size="24pt" fo:font-weight="normal" style:font-size-asian="24pt" style:font-weight-asian="normal" style:font-size-complex="24pt"/>
    </style:style>
    <style:style style:name="T4" style:family="text">
      <style:text-properties fo:color="#404040" style:font-name="Proxima Nova" fo:font-size="30pt" fo:font-weight="bold" style:font-name-asian="Proxima Nova1" style:font-size-asian="30pt" style:font-weight-asian="bold" style:font-name-complex="Proxima Nova1" style:font-size-complex="3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fo:color="#666666" style:font-name="Proxima Nova" style:font-name-asian="Proxima Nova1" style:font-name-complex="Proxima Nova1"/>
    </style:style>
    <style:style style:name="T7" style:family="text">
      <style:text-properties fo:color="#666666"/>
    </style:style>
    <style:style style:name="T8" style:family="text">
      <style:text-properties fo:color="#666666" fo:font-size="12pt" style:font-size-asian="12pt" style:font-size-complex="12pt"/>
    </style:style>
    <style:style style:name="T9" style:family="text">
      <style:text-properties style:font-name="Proxima Nova" style:font-name-asian="Proxima Nova1" style:font-name-complex="Proxima Nova1"/>
    </style:style>
    <style:style style:name="T10" style:family="text">
      <style:text-properties style:text-underline-style="none"/>
    </style:style>
    <style:style style:name="T11" style:family="text">
      <style:text-properties fo:font-size="12pt" style:font-size-asian="12pt" style:font-size-complex="12pt"/>
    </style:style>
    <style:style style:name="T12" style:family="text">
      <style:text-properties fo:font-size="12pt" fo:font-style="italic" style:font-size-asian="12pt" style:font-style-asian="italic" style:font-size-complex="12pt"/>
    </style:style>
    <style:style style:name="T13" style:family="text">
      <style:text-properties fo:font-size="12pt" fo:font-weight="bold" style:font-size-asian="12pt" style:font-weight-asian="bold" style:font-size-complex="12pt"/>
    </style:style>
    <style:style style:name="T14" style:family="text">
      <style:text-properties fo:font-size="12pt" fo:background-color="#cfe2f3" loext:char-shading-value="0" style:font-size-asian="12pt" style:font-size-complex="12pt"/>
    </style:style>
    <style:style style:name="T15" style:family="text">
      <style:text-properties fo:font-size="14pt" style:font-size-asian="14pt" style:font-size-complex="14pt"/>
    </style:style>
    <style:style style:name="T16" style:family="text">
      <style:text-properties fo:font-weight="bold" style:font-weight-asian="bold"/>
    </style:style>
    <style:style style:name="T17" style:family="text">
      <style:text-properties fo:color="#999999"/>
    </style:style>
    <style:style style:name="T18" style:family="text">
      <style:text-properties fo:color="#999999" fo:font-style="italic" style:font-style-asian="italic"/>
    </style:style>
    <style:style style:name="T19" style:family="text">
      <style:text-properties style:text-underline-style="solid" style:text-underline-width="auto" style:text-underline-color="font-color"/>
    </style:style>
    <style:style style:name="T20" style:family="text">
      <style:text-properties fo:font-style="italic" style:font-style-asian="italic"/>
    </style:style>
    <style:style style:name="T21" style:family="text">
      <style:text-properties fo:font-size="10pt" fo:font-weight="bold" style:font-size-asian="10pt" style:font-weight-asian="bold" style:font-size-complex="10pt"/>
    </style:style>
    <style:style style:name="T22" style:family="text">
      <style:text-properties fo:font-size="10pt" style:font-size-asian="10pt" style:font-size-complex="10pt"/>
    </style:style>
    <style:style style:name="T23" style:family="text">
      <style:text-properties fo:font-size="10pt" style:text-underline-style="solid" style:text-underline-width="auto" style:text-underline-color="font-color" style:font-size-asian="10pt" style:font-size-complex="10pt"/>
    </style:style>
    <style:style style:name="T24" style:family="text">
      <style:text-properties fo:font-size="10.5pt" style:font-size-asian="10.5pt" style:font-size-complex="10.5pt"/>
    </style:style>
    <style:style style:name="T25" style:family="text">
      <style:text-properties style:font-name="Open Sans" fo:font-size="14pt" fo:font-weight="bold" style:font-name-asian="Open Sans1" style:font-size-asian="14pt" style:font-weight-asian="bold" style:font-name-complex="Open Sans1" style:font-size-complex="14pt"/>
    </style:style>
    <style:style style:name="T26" style:family="text">
      <style:text-properties fo:color="#cc0000" fo:font-weight="bold" style:font-weight-asian="bold" fo:background-color="#ffff00"/>
    </style:style>
    <style:style style:name="T27" style:family="text">
      <style:text-properties fo:color="#cccccc"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kk1966kbedef"/><text:span text:style-name="T1">Interação Humano-computador</text:span><text:span text:style-name="T3"><text:line-break/></text:span>Avaliação Heurística</text:p>
      <text:p text:style-name="P2"><draw:frame draw:style-name="fr1" draw:name="image2.png" text:anchor-type="as-char" svg:width="0.4898in" svg:height="0.0626in" draw:z-index="0"><draw:image xlink:href="Pictures/100002010000002F00000006365F22FE4BE757FA.png" xlink:type="simple" xlink:show="embed" xlink:actuate="onLoad" loext:mime-type="image/png"/><svg:desc>linha curta</svg:desc></draw:frame></text:p>
      <text:p text:style-name="P48"><text:bookmark text:name="_vrhvb96nxxe9"/>Resumo</text:p>
      <text:list xml:id="list635249934" text:style-name="WWNum1">
        <text:list-item>
          <text:p text:style-name="P14">Apresentação</text:p>
        </text:list-item>
        <text:list-item>
          <text:p text:style-name="P15">Instruções para Avaliação </text:p>
        </text:list-item>
        <text:list-item>
          <text:p text:style-name="P15">Heurísticas</text:p>
        </text:list-item>
        <text:list-item>
          <text:p text:style-name="P15">Formulário de Avaliação<text:span text:style-name="T9"> </text:span></text:p>
        </text:list-item>
      </text:list>
      <text:list xml:id="list3015220578" text:style-name="WWNum5">
        <text:list-item>
          <text:p text:style-name="P16">Escala de Severidade de Problemas de Usabilidade</text:p>
        </text:list-item>
        <text:list-item>
          <text:p text:style-name="P16">Referências Bibliográficas</text:p>
        </text:list-item>
      </text:list>
      <text:p text:style-name="P48"><text:bookmark text:name="_fnjk6vnqzbqk"/>1. Apresentação</text:p>
      <text:p text:style-name="P21"><text:span text:style-name="T11">A avaliação heurística envolve um pequeno número de avaliadores que examinam a interface e julgam a sua adequação com princípios de usabilidade reconhecidos (as </text:span><text:span text:style-name="T12">heurísticas</text:span><text:span text:style-name="T11">).</text:span></text:p>
      <text:p text:style-name="P21"><text:span text:style-name="T11">A avaliação heurística é feita através da inspeção individual por cada avaliador. Somente depois de todas as avaliações terem sido concluídas, os avaliadores podem comunicar suas conclusões entre si. Este cuidado é importante para garantir avaliações independentes e sem influências.</text:span></text:p>
      <text:p text:style-name="P21"><text:span text:style-name="T11">“Cada avaliador deve fazer a análise sozinho. Depois, os problemas encontrados por cada um devem ser consolidados em uma única lista. A reunião dos resultados individuais pode ser feita por um único especialista em usabilidade, mas é geralmente mais proveitoso fazer isso como uma atividade de grupo” (Lewis e Rieman 1994, seção 4.3).</text:span></text:p>
      <text:p text:style-name="P21"><text:span text:style-name="T11">Nem todos os avaliadores precisam ser especialistas em usabilidade, mas quanto mais conhecimento em usabilidade ou interação humano-computador (IHC) os avaliadores tiverem, melhor.</text:span></text:p>
      <text:p text:style-name="P21"><text:span text:style-name="T11">Antes das avaliações, todos os avaliadores passarão pelo mesmo “treinamento-relâmpago” (leitura do texto </text:span><text:span text:style-name="T13">Avaliação Heurística</text:span><text:span text:style-name="T11">) e usarão as mesmas heurísticas de usabilidade nas avaliações. Com isto garantimos a uniformidade dos procedimentos, e um pequeno treinamento para os avaliadores que não forem especialistas.</text:span></text:p>
      <text:p text:style-name="P24"/>
      <text:p text:style-name="P48"><text:bookmark text:name="_chto247rp9sq"/>2. Instruções para Avaliação</text:p>
      <text:p text:style-name="P50"><text:bookmark text:name="_55bsddoalu2z"/><text:span text:style-name="T16">Avaliação heurística</text:span></text:p>
      <text:p text:style-name="P4"><text:span text:style-name="T11">(adaptado do livro Usability Engineering, de Nielsen [1993, cap. 5.11])</text:span></text:p>
      <text:p text:style-name="P7"/>
      <text:p text:style-name="P21"><text:soft-page-break/><text:span text:style-name="T11">A avaliação heurística é feita simplesmente olhando uma interface e tentando chegar a uma opinião sobre quão boa ou má ela é. Idealmente as pessoas irão fazer tal avaliação de acordo com certas regras ou princípios, como as listadas em documentos sobre regras de interface (veja a lista de Heurísticas de Usabilidade – quadro 2). Algumas coleções de regras possuem mais de mil regras a serem seguidas, e podem intimidar muitos desenvolvedores. A maior parte das pessoas provavelmente faz, mesmo sem usar estas regras, algum tipo de avaliação heurística baseada na sua intuição e no seu bom-senso.</text:span></text:p>
      <text:p text:style-name="P21"><text:span text:style-name="T11">A avaliação heurística aqui descrita é, entretanto, uma inspeção sistemática do projeto da interface do usuário com relação a sua usabilidade. O objetivo é o de encontrar problemas de usabilidade de tal forma que possam ser parte de um processo de projeto iterativo. A avaliação heurística envolve um pequeno número de avaliadores que examinam a interface e julgam a sua adequação com os princípios de usabilidade reconhecidos (as heurísticas). </text:span></text:p>
      <text:p text:style-name="P21"><text:span text:style-name="T11">Como certamente um avaliador não irá encontrar todos os problemas de uma interface, idealmente são utilizados vários avaliadores. Baseado em várias pesquisas, Nielsen sugere a utilização média de cinco avaliadores, ou, pelo menos, três avaliadores. O número exato dependente da relação custo-benefício; é claro que neste caso vale a regra “quanto mais avaliadores, melhor”.</text:span></text:p>
      <text:p text:style-name="P21"><text:span text:style-name="T11">A avaliação heurística é feita através da inspeção individual por cada avaliador. Somente depois de todas as avaliações terem sido concluídas, os avaliadores podem comunicar suas conclusões entre si. Este cuidado é importante para garantir avaliações independentes e sem influências. Os resultados tanto podem ser registrados pelo avaliador, como por um observador presente durante as sessões, onde os avaliadores verbalizam seus comentários. Relatórios escritos têm a vantagem de formalizar a avaliação, mas requerem um esforço adicional do avaliador. Ao final de todas as sessões o observador deverá reunir todas as avaliações feitas em um único documento. Além disto, o observador poderá auxiliar o avaliador em caso de problemas com a aplicação, se este for o caso. Todas as perguntas feitas pelos avaliadores deverão ser respondidas pelo observador. </text:span></text:p>
      <text:p text:style-name="P21"><text:span text:style-name="T11">Tipicamente, uma sessão de avaliação heurística dura entre uma e duas horas. Durante a sessão, o avaliador utiliza a aplicação e inspeciona os diversos elementos da interface, comparando-os com os princípios de usabilidade. Além desta lista de princípios (ou heurísticas), o avaliador poderá considerar quaisquer outros princípios de usabilidade que julgar adequados (não esquecer de anotar as novas heurísticas que por acaso tiverem sido utilizadas/criadas).</text:span></text:p>
      <text:p text:style-name="P21"><text:span text:style-name="T11">Normalmente, o avaliador irá determinar o ritmo com que procura por problemas. Porém, recomenda-se que o mesmo utilize pelo menos duas vezes a aplicação. <text:s/>No primeiro passo, ele pode ter uma idéia geral da interface e da aplicação. No segundo, focaliza em elementos específicos, já tendo uma idéia do funcionamento geral.</text:span></text:p>
      <text:p text:style-name="P21"><text:span text:style-name="T11">Basicamente, o resultado de uma avaliação deste tipo é uma lista de problemas de usabilidade, indicando quais princípios foram violados (usar a numeração da lista de heurísticas – quadro 2) e também sua severidade (usar as escalas no fim deste documento).</text:span></text:p>
      <text:p text:style-name="P21"><text:span text:style-name="T11">Uma possibilidade para estender a avaliação heurística é a de haver uma reunião final com todos os avaliadores. Nesta reunião, idealmente, devem estar presentes todos os avaliadores, o observador, e representantes da equipe de projetistas. Neste caso, poderia se discutir os problemas que mais apareceram, com possibilidades de solução. Outro aspecto importante é levantar os pontos fortes e positivos da interface, que não devem ser alterados. </text:span></text:p>
      <text:p text:style-name="P48"><text:bookmark text:name="_cwpgxthk12l6"/></text:p>
      <text:p text:style-name="P48"><text:bookmark text:name="_5dbolwmqn7ov"/>3. 10 Heurísticas de Usabilidade Essenciais</text:p>
      <text:p text:style-name="P4"><text:span text:style-name="T17">Adaptado de Nielsen (1994), com </text:span><text:span text:style-name="T18">outra ordenação</text:span><text:span text:style-name="T17"> e títulos</text:span></text:p>
      <text:p text:style-name="P6"/>
      <text:p text:style-name="P21"><text:span text:style-name="T11">A seguir o avaliador lê a lista de heurísticas de usabilidade (abaixo), para já saber o tipo de problema que deve procurar na aplicação.</text:span></text:p>
      <text:p text:style-name="P6"/>
      <text:p text:style-name="P27"><text:span text:style-name="T13">1. DIÁLOGOS SIMPLES E NATURAIS </text:span><text:span text:style-name="T11">(Design minimalista)</text:span></text:p>
      <text:p text:style-name="P22">As interfaces de usuários devem ser o máximo possível simples, uma vez que qualquer característica ou item de informação a mais na tela corresponde a mais um item a ser aprendido, a mais um item passível de ser mal interpretado e mais uma coisa a ser vista enquanto se procura pela informação que se quer. Mais ainda, as interfaces devem combinar com as tarefas do usuário o mais naturalmente possível, de tal forma que o mapeamento entre os conceitos computacionais e os do usuário se torna o mais simples possível. </text:p>
      <text:p text:style-name="P21">O ideal é apresentar exatamente a informação que o usuário precisa - e nada mais - na hora e lugar exatos onde é necessária. Informação que será usada em conjunto deve ser exibida em conjunto, ao menos na mesma tela. Tanto os objetos de informação quanto as operações devem ser acessados em uma seqüência que casa com o modo como os usuários irão realizar suas tarefas efetiva e produtivamente. Muitas vezes tais seqüências são forçadas pela interface, mas normalmente é melhor permitir que o usuário controle o diálogo o máximo possível, de tal forma que a seqüência possa se ajustar às preferências do usuário individual. </text:p>
      <text:p text:style-name="P28"><text:span text:style-name="T16">Projeto Gráfico e Cores:</text:span></text:p>
      <text:p text:style-name="P22">Um bom projeto gráfico é um elemento importante para se atingir um diálogo simples e natural. Os princípios de estruturação gráfica devem ser usados para ajudar o usuário a entender a estrutura da interface.</text:p>
      <text:p text:style-name="P29"><text:span text:style-name="T16">Cores</text:span>:</text:p>
      <text:list xml:id="list1305950463" text:style-name="WWNum3">
        <text:list-item>
          <text:p text:style-name="P18">Não exagerar. É melhor limitar o uso de cores do que exagerar, e acabar criando uma salada de cores saturadas. As cores devem ser utilizadas consistentemente. Como fundo, o mais indicado é utilizar cores pastéis ou cinza claro.</text:p>
        </text:list-item>
        <text:list-item>
          <text:p text:style-name="P18"><text:soft-page-break/>Verificar se a interface pode ser usada sem cores. Lembre-se de que muitas pessoas (aproximadamente 8% dos homens) são daltônicas. Ou seja, não deve ser absolutamente imprescindível diferenciar cores para interpretar informações. </text:p>
        </text:list-item>
        <text:list-item>
          <text:p text:style-name="P18">Cores devem ser utilizadas somente para categorizar, diferenciar e destacar, e não para fornecer informação, especialmente quantitativa.</text:p>
        </text:list-item>
      </text:list>
      <text:p text:style-name="P28"><text:span text:style-name="T16">Quanto menos, melhor (design minimalista):</text:span></text:p>
      <text:p text:style-name="P22">É importante conhecer-se qual a informação realmente é importante para o usuário. Neste caso, é melhor projetar uma tela onde esta informação aparece e relegar informação menos importante a telas auxiliares. </text:p>
      <text:p text:style-name="P21">Também, não se deve colocar informações que não são úteis. Além de desviarem a atenção do usuário, ocupam espaço na tela desnecessariamente.</text:p>
      <text:p text:style-name="P21"/>
      <text:p text:style-name="P30"><text:span text:style-name="T13">2. FALAR A LINGUAGEM DO USUÁRIO</text:span><text:span text:style-name="T16"> </text:span>(Correspondência com o mundo real)</text:p>
      <text:p text:style-name="P22">A terminologia da interface deve ser baseada na linguagem do usuário, e não orientada ao sistema. Uma maneira de se conseguir isto, é simplesmente verificar quais são os termos que o usuário típico mais utiliza para determinada informação. Neste caso, os termos mais votados, são os escolhidos. Outro aspecto importante é se as informações são organizadas conforme o modelo mental que o usuário possui do domínio.</text:p>
      <text:p text:style-name="P21"/>
      <text:p text:style-name="P30"><text:span text:style-name="T13">3. MINIMIZAR A SOBRECARGA DE MEMÓRIA DO USUÁRIO</text:span><text:span text:style-name="T16"> <text:line-break/> <text:s text:c="6"/></text:span>(Reconhecer é melhor que lembrar)</text:p>
      <text:p text:style-name="P22">A aplicação deve exibir elementos de diálogo para o usuário e permitir que o mesmo faça suas escolhas, sem a necessidade de lembrar deste ou daquele comando específico. </text:p>
      <text:p text:style-name="P21">Para facilitar a utilização da interface, deve ser apresentado ao usuário um pequeno número de regras que se aplicam por toda a interface. Se um número de regras muito grande é necessário, então o usuário terá de aprender e lembrar de todas as regras, o que pode não ser tão simples. Por outro lado, se a aplicação não tiver regra alguma, então o usuário deverá lembrar de cada elemento de diálogo.</text:p>
      <text:p text:style-name="P21">O uso de comandos genéricos é uma maneira de se ter um pequeno conjunto de regras. Comandos genéricos fazem com que coisas similares ocorram em diferentes circunstâncias, sendo suficiente ao usuário aprender poucos comandos para trabalhar com vários tipos de dados. </text:p>
      <text:p text:style-name="P21"/>
      <text:p text:style-name="P30"><text:span text:style-name="T13">4. CONSISTÊNCIA E PADRONIZAÇÃO</text:span></text:p>
      <text:p text:style-name="P22">Consistência é um dos princípios mais básicos de usabilidade. Se os usuários souberem que um mesmo comando ou uma mesma ação terá sempre o mesmo efeito, eles ficarão mais confiantes no uso da aplicação, e serão encorajados a fazerem novas descobertas. A mesma operação deverá ser apresentada na mesma localização em todas as telas e deverá ser formatada da mesma maneira para facilitar o reconhecimento. </text:p>
      <text:p text:style-name="P21"/>
      <text:p text:style-name="P30"><text:span text:style-name="T13">5. VISIBILIDADE DO ESTADO DO SISTEMA</text:span><text:span text:style-name="T16"> </text:span>(<text:span text:style-name="T20">Feedback</text:span>)</text:p>
      <text:p text:style-name="P31">O sistema deverá informar continuamente ao usuário sobre o que ele está fazendo. O tempo de resposta influi no tipo de <text:span text:style-name="T20">feedback</text:span> que deve ser dado ao usuário:</text:p>
      <text:list xml:id="list138045204" text:style-name="WWNum4">
        <text:list-item>
          <text:p text:style-name="P19">0,1 segundo é o limite para o usuário pensar que o sistema está reagindo instantaneamente, o que significa que nenhum <text:span text:style-name="T20">feedback</text:span> especial é necessário.</text:p>
        </text:list-item>
        <text:list-item>
          <text:p text:style-name="P19">1 segundo é o limite para que o fluxo de pensamento do usuário não seja interrompido, mesmo que o usuário perceba uma certa demora.</text:p>
        </text:list-item>
        <text:list-item>
          <text:p text:style-name="P19"><text:soft-page-break/>10 segundos é o limite para manter a atenção do usuário focalizada no diálogo. </text:p>
        </text:list-item>
      </text:list>
      <text:p text:style-name="P23"/>
      <text:p text:style-name="P32"><text:span text:style-name="T13">6. CONTROLE E LIBERDADE</text:span><text:span text:style-name="T16"> </text:span>(Saídas claramente marcadas)</text:p>
      <text:p text:style-name="P22">De modo a fazer com que o usuário sinta que pode controlar a aplicação, deverá ser fácil sair das situações mais variadas possíveis. Por exemplo, todas as caixas de diálogo devem possuir um botão de cancelar para trazer o usuário para a situação anterior. </text:p>
      <text:p text:style-name="P21">Muitas vezes, as saídas podem ser fornecidas por meio de uma função de desfazer (<text:span text:style-name="T20">undo</text:span>) a última operação para retornar ao estado anterior. Os usuários rapidamente aprendem a confiar neste mecanismo, logo deve estar disponível como um comando genérico por toda a aplicação. Neste caso, o usuário poderá confiar no aprendizado por exploração, pois saberá desfazer eventuais erros. </text:p>
      <text:p text:style-name="P21"/>
      <text:p text:style-name="P32"><text:span text:style-name="T13">7. FLEXIBILIDADE E EFICIÊNCIA</text:span><text:span text:style-name="T16"> </text:span>(Atalhos)</text:p>
      <text:p text:style-name="P22">Embora deva ser possível operar a interface conhecendo-se apenas algumas regras gerais, deveria também ser possível para o usuário experiente executar mais rapidamente operações freqüentemente utilizadas, através de atalhos. Aceleradores típicos incluem abreviações, teclas de função, clique duplo do mouse, ou botões especiais para funções freqüentes. Também podem ser apresentados através da exibição dos últimos comandos executados, ou da função de voltar (<text:span text:style-name="T20">backtrack</text:span>) em sistemas de hipertexto.</text:p>
      <text:p text:style-name="P21"/>
      <text:p text:style-name="P32"><text:span text:style-name="T13">8. BOAS MENSAGENS DE ERRO</text:span></text:p>
      <text:p text:style-name="P21">As mensagens de erro devem seguir algumas regras:</text:p>
      <text:list xml:id="list1467961884" text:style-name="WWNum2">
        <text:list-item>
          <text:p text:style-name="P20">linguagem clara e sem códigos</text:p>
        </text:list-item>
        <text:list-item>
          <text:p text:style-name="P20">devem ser precisas</text:p>
        </text:list-item>
        <text:list-item>
          <text:p text:style-name="P20">devem ajudar o usuário a entender e resolver o problema</text:p>
        </text:list-item>
        <text:list-item>
          <text:p text:style-name="P20">não devem intimidar ou culpar o usuário</text:p>
        </text:list-item>
      </text:list>
      <text:p text:style-name="P28"/>
      <text:p text:style-name="P32"><text:span text:style-name="T13">9. PREVENIR ERROS</text:span></text:p>
      <text:p text:style-name="P22">Melhor do que possuir boas mensagens de erro, é evitar situações de erro. Conhecendo-se as situações que mais provocam erro, sempre é possível modificar a interface de modo a tornar muito difícil que este erro ocorra.</text:p>
      <text:p text:style-name="P21"/>
      <text:p text:style-name="P32"><text:span text:style-name="T13">10. AJUDA E DOCUMENTAÇÃO</text:span></text:p>
      <text:p text:style-name="P1">O melhor é se ter uma aplicação que seja tão fácil de usar que não necessite de ajuda ou documentação para complementar a interface do usuário. Além disto, sabidamente usuários raramente lêem a documentação, mas ela deve ser incluída na aplicação. Essa informação deve ser fácil de encontrar, focada na tarefa do usuário, explicar claramente o que fazer e não deve ser muito extensa.<text:span text:style-name="T7">.</text:span></text:p>
      <text:p text:style-name="P1"><text:soft-page-break/></text:p>
      <text:p text:style-name="P25">A lista de heurísticas deve ficar com o avaliador, para consultá-la se precisar. Verificar se o avaliador possui (ou providenciar) material para anotar os problemas que descobrir (a não ser que se decida pelo auxílio do facilitador, que, no caso, anota os comentários do avaliador) Após ler as instruções da avaliação heurística e as heurísticas, o avaliador pode passar a avaliar a aplicação.</text:p>
      <text:p text:style-name="P25">A sessão de avaliação deve durar de uma a duas horas. É importante registrar a duração de cada uma das sessões. Portanto, anotar os horários de início e término de cada sessão (usar os campos do formulário de registro de problemas, quadro 3).</text:p>
      <text:p text:style-name="P25">Durante a sessão, é aconselhável que o avaliador apenas anote os problemas que for encontrando. Deixar para relacionar os problemas com as heurísticas, e atribuir graus de severidade, após o término da sessão.</text:p>
      <text:p text:style-name="P25">Após a sessão de avaliação (anotar o horário de término), entregar ao avaliador um formulário de registro dos problemas encontrados (quadro 3) e pedir que preencha com os problemas encontrados, associando cada um à heurística que violou (anotando novas heurísticas se for necessário) e atribuindo um grau de severidade.</text:p>
      <text:p text:style-name="P25">Escalas de severidade encontram-se no fim deste documento, e devem ser apresentadas ao avaliador, para referência na atribuição dos graus aos problemas.</text:p>
      <text:p text:style-name="P26">Dicas 1. Apenas inserir no Quadro <text:s/>3 (modelo de tabela) o que realmente se constituir num problema de usabilidade.</text:p>
      <text:p text:style-name="P33"><draw:frame draw:style-name="fr1" draw:name="image4.png" text:anchor-type="as-char" svg:width="0.4791in" svg:height="0.0626in" draw:z-index="0"><draw:image xlink:href="Pictures/100002010000002E0000000637090340F6D56622.png" xlink:type="simple" xlink:show="embed" xlink:actuate="onLoad" loext:mime-type="image/png"/><svg:desc>traço curto</svg:desc></draw:frame></text:p>
      <text:p text:style-name="P34"/>
      <text:p text:style-name="P49"><text:bookmark text:name="_p111h08o1lk2"/>4. Formulário de Avaliação Heurística</text:p>
      <text:p text:style-name="P9"/>
      <text:p text:style-name="P3"><text:span text:style-name="T13">Quadro 3</text:span><text:span text:style-name="T11">. Modelo de tabela para registro de problemas de usabilidade por avaliador heurístico </text:span><text:span text:style-name="T8">(copiar a tabela em documento próprio e adicionar linhas se necessário, usando número da heurística Relacionada - ver item 5. Escalas de Severidade). Escolher tarefas a serem realizadas no site / app (ex. fazer login, cadastro, busca, compra, pesquisa, encontrar conteúdos, navegar, favoritar….)</text:span></text:p>
      <text:p text:style-name="P8"/>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0"><text:span text:style-name="T7">Avaliador: </text:span></text:p>
            <text:p text:style-name="P10"><text:span text:style-name="T7">Site / sw / app : </text:span></text:p>
            <text:p text:style-name="P10"><text:span text:style-name="T7">Início da avaliação heurística: ____ h <text:s/>____ min <text:s/></text:span></text:p>
            <text:p text:style-name="P10"><text:span text:style-name="T7">Término da avaliação heurística: ____ h <text:s/>____ min <text:s/></text:span></text:p>
          </table:table-cell>
          <table:covered-table-cell/>
          <table:covered-table-cell/>
        </table:table-row>
        <table:table-row table:style-name="Table1.1">
          <table:table-cell table:style-name="Table1.A2" office:value-type="string">
            <text:p text:style-name="P11"><text:span text:style-name="T16">Problema identificado</text:span></text:p>
          </table:table-cell>
          <table:table-cell table:style-name="Table1.B2" office:value-type="string">
            <text:p text:style-name="P11"><text:span text:style-name="T21">Heurística</text:span></text:p>
            <text:p text:style-name="P11"><text:span text:style-name="T21">relacionada (número)</text:span></text:p>
          </table:table-cell>
          <table:table-cell table:style-name="Table1.C2" office:value-type="string">
            <text:p text:style-name="P11"><text:span text:style-name="T21">Grau de severidade do problema</text:span></text:p>
          </table:table-cell>
        </table:table-row>
        <table:table-row table:style-name="Table1.1">
          <table:table-cell table:style-name="Table1.A3" office:value-type="string">
            <text:p text:style-name="P10"><text:span text:style-name="T11">1. [Descrever o problema com clareza e inserir o link da página]</text:span></text:p>
            <text:p text:style-name="P12"/>
            <text:p text:style-name="P10"><text:span text:style-name="T11">Link: </text:span></text:p>
          </table:table-cell>
          <table:table-cell table:style-name="Table1.B3" office:value-type="string">
            <text:p text:style-name="P11"><text:span text:style-name="T11">4, 7</text:span></text:p>
          </table:table-cell>
          <table:table-cell table:style-name="Table1.C3" office:value-type="string">
            <text:p text:style-name="P35"><text:span text:style-name="T24">( <text:s text:c="2"/>) 0 - Sem importância</text:span></text:p>
            <text:p text:style-name="P36"><text:span text:style-name="T24">( <text:s text:c="2"/>) 1 - Cosmético</text:span></text:p>
            <text:p text:style-name="P36"><text:span text:style-name="T24">( <text:s/>x ) 2 - Simples</text:span></text:p>
            <text:p text:style-name="P36"><text:span text:style-name="T24">( <text:s text:c="2"/>) 3 - Grave</text:span></text:p>
            <text:p text:style-name="P36"><text:span text:style-name="T24">( <text:s text:c="2"/>) 4 - Catastrófico</text:span></text:p>
          </table:table-cell>
        </table:table-row>
        <table:table-row table:style-name="Table1.1">
          <table:table-cell table:style-name="Table1.A4" table:number-columns-spanned="3" office:value-type="string">
            <text:p text:style-name="P10"><text:span text:style-name="T22">Correção sugerida:</text:span><text:span text:style-name="T11"> aumentar</text:span></text:p>
            <text:p text:style-name="P12"/>
          </table:table-cell>
          <table:covered-table-cell/>
          <table:covered-table-cell/>
        </table:table-row>
        <table:table-row table:style-name="Table1.1">
          <table:table-cell table:style-name="Table1.A5" office:value-type="string">
            <text:p text:style-name="P10"><text:span text:style-name="T11">2.</text:span></text:p>
          </table:table-cell>
          <table:table-cell table:style-name="Table1.B5" office:value-type="string">
            <text:p text:style-name="P13"/>
          </table:table-cell>
          <table:table-cell table:style-name="Table1.C5" office:value-type="string">
            <text:p text:style-name="P35"><text:span text:style-name="T24">( <text:s text:c="2"/>) 0 - Sem importância</text:span></text:p>
            <text:p text:style-name="P36"><text:span text:style-name="T24">( <text:s text:c="2"/>) 1 - Cosmético</text:span></text:p>
            <text:p text:style-name="P36"><text:span text:style-name="T24">( <text:s text:c="2"/>) 2 - Simples</text:span></text:p>
            <text:p text:style-name="P36"><text:span text:style-name="T24">( <text:s text:c="2"/>) 3 - Grave</text:span></text:p>
            <text:p text:style-name="P36"><text:span text:style-name="T24">( <text:s text:c="2"/>) 4 - Catastrófico</text:span></text:p>
          </table:table-cell>
        </table:table-row>
        <table:table-row table:style-name="Table1.6">
          <table:table-cell table:style-name="Table1.A6" table:number-columns-spanned="3" office:value-type="string">
            <text:p text:style-name="P10"><text:span text:style-name="T22">Correção sugerida:</text:span><text:span text:style-name="T11"> </text:span></text:p>
            <text:p text:style-name="P12"/>
          </table:table-cell>
          <table:covered-table-cell/>
          <table:covered-table-cell/>
        </table:table-row>
        <text:soft-page-break/>
        <table:table-row table:style-name="Table1.1">
          <table:table-cell table:style-name="Table1.A7" office:value-type="string">
            <text:p text:style-name="P10"><text:span text:style-name="T11">3.</text:span></text:p>
          </table:table-cell>
          <table:table-cell table:style-name="Table1.B7" office:value-type="string">
            <text:p text:style-name="P13"/>
          </table:table-cell>
          <table:table-cell table:style-name="Table1.C7" office:value-type="string">
            <text:p text:style-name="P35"><text:span text:style-name="T24">( <text:s text:c="2"/>) 0 - Sem importância</text:span></text:p>
            <text:p text:style-name="P36"><text:span text:style-name="T24">( <text:s text:c="2"/>) 1 - Cosmético</text:span></text:p>
            <text:p text:style-name="P36"><text:span text:style-name="T24">( <text:s text:c="2"/>) 2 - Simples</text:span></text:p>
            <text:p text:style-name="P36"><text:span text:style-name="T24">( <text:s text:c="2"/>) 3 - Grave</text:span></text:p>
            <text:p text:style-name="P36"><text:span text:style-name="T24">( <text:s text:c="2"/>) 4 - Catastrófico</text:span></text:p>
          </table:table-cell>
        </table:table-row>
        <table:table-row table:style-name="Table1.1">
          <table:table-cell table:style-name="Table1.A8" table:number-columns-spanned="3" office:value-type="string">
            <text:p text:style-name="P10"><text:span text:style-name="T22">Correção sugerida:</text:span><text:span text:style-name="T11"> </text:span></text:p>
            <text:p text:style-name="P12"/>
          </table:table-cell>
          <table:covered-table-cell/>
          <table:covered-table-cell/>
        </table:table-row>
        <table:table-row table:style-name="Table1.1">
          <table:table-cell table:style-name="Table1.A9" office:value-type="string">
            <text:p text:style-name="P10"><text:span text:style-name="T11">4.</text:span></text:p>
          </table:table-cell>
          <table:table-cell table:style-name="Table1.B9" office:value-type="string">
            <text:p text:style-name="P13"/>
          </table:table-cell>
          <table:table-cell table:style-name="Table1.C9" office:value-type="string">
            <text:p text:style-name="P35"><text:span text:style-name="T24">( <text:s text:c="2"/>) 0 - Sem importância</text:span></text:p>
            <text:p text:style-name="P36"><text:span text:style-name="T24">( <text:s text:c="2"/>) 1 - Cosmético</text:span></text:p>
            <text:p text:style-name="P36"><text:span text:style-name="T24">( <text:s text:c="2"/>) 2 - Simples</text:span></text:p>
            <text:p text:style-name="P36"><text:span text:style-name="T24">( <text:s text:c="2"/>) 3 - Grave</text:span></text:p>
            <text:p text:style-name="P36"><text:span text:style-name="T24">( <text:s text:c="2"/>) 4 - Catastrófico</text:span></text:p>
          </table:table-cell>
        </table:table-row>
        <table:table-row table:style-name="Table1.1">
          <table:table-cell table:style-name="Table1.A10" table:number-columns-spanned="3" office:value-type="string">
            <text:p text:style-name="P10"><text:span text:style-name="T22">Correção sugerida:</text:span><text:span text:style-name="T11"> </text:span></text:p>
            <text:p text:style-name="P12"/>
          </table:table-cell>
          <table:covered-table-cell/>
          <table:covered-table-cell/>
        </table:table-row>
        <table:table-row table:style-name="Table1.1">
          <table:table-cell table:style-name="Table1.A11" office:value-type="string">
            <text:p text:style-name="P10"><text:span text:style-name="T11">5.</text:span></text:p>
          </table:table-cell>
          <table:table-cell table:style-name="Table1.B11" office:value-type="string">
            <text:p text:style-name="P13"/>
          </table:table-cell>
          <table:table-cell table:style-name="Table1.C11" office:value-type="string">
            <text:p text:style-name="P35"><text:span text:style-name="T24">( <text:s text:c="2"/>) 0 - Sem importância</text:span></text:p>
            <text:p text:style-name="P36"><text:span text:style-name="T24">( <text:s text:c="2"/>) 1 - Cosmético</text:span></text:p>
            <text:p text:style-name="P36"><text:span text:style-name="T24">( <text:s text:c="2"/>) 2 - Simples</text:span></text:p>
            <text:p text:style-name="P36"><text:span text:style-name="T24">( <text:s text:c="2"/>) 3 - Grave</text:span></text:p>
            <text:p text:style-name="P36"><text:span text:style-name="T24">( <text:s text:c="2"/>) 4 - Catastrófico</text:span></text:p>
          </table:table-cell>
        </table:table-row>
        <table:table-row table:style-name="Table1.1">
          <table:table-cell table:style-name="Table1.A12" table:number-columns-spanned="3" office:value-type="string">
            <text:p text:style-name="P10"><text:span text:style-name="T22">Correção sugerida:</text:span><text:span text:style-name="T11"> </text:span></text:p>
            <text:p text:style-name="P12"/>
          </table:table-cell>
          <table:covered-table-cell/>
          <table:covered-table-cell/>
        </table:table-row>
        <text:soft-page-break/>
        <table:table-row table:style-name="Table1.1">
          <table:table-cell table:style-name="Table1.A13" office:value-type="string">
            <text:p text:style-name="P10"><text:span text:style-name="T11">6. </text:span></text:p>
          </table:table-cell>
          <table:table-cell table:style-name="Table1.B13" office:value-type="string">
            <text:p text:style-name="P13"/>
          </table:table-cell>
          <table:table-cell table:style-name="Table1.C13" office:value-type="string">
            <text:p text:style-name="P35"><text:span text:style-name="T24">( <text:s text:c="2"/>) 0 - Sem importância</text:span></text:p>
            <text:p text:style-name="P36"><text:span text:style-name="T24">( <text:s text:c="2"/>) 1 - Cosmético</text:span></text:p>
            <text:p text:style-name="P36"><text:span text:style-name="T24">( <text:s text:c="2"/>) 2 - Simples</text:span></text:p>
            <text:p text:style-name="P36"><text:span text:style-name="T24">( <text:s text:c="2"/>) 3 - Grave</text:span></text:p>
            <text:p text:style-name="P36"><text:span text:style-name="T24">( <text:s text:c="2"/>) 4 - Catastrófico</text:span></text:p>
          </table:table-cell>
        </table:table-row>
        <table:table-row table:style-name="Table1.1">
          <table:table-cell table:style-name="Table1.A14" table:number-columns-spanned="3" office:value-type="string">
            <text:p text:style-name="P10"><text:span text:style-name="T22">Correção sugerida:</text:span><text:span text:style-name="T11"> </text:span></text:p>
            <text:p text:style-name="P12"/>
          </table:table-cell>
          <table:covered-table-cell/>
          <table:covered-table-cell/>
        </table:table-row>
        <table:table-row table:style-name="Table1.1">
          <table:table-cell table:style-name="Table1.A15" office:value-type="string">
            <text:p text:style-name="P10"><text:span text:style-name="T11">7. </text:span></text:p>
          </table:table-cell>
          <table:table-cell table:style-name="Table1.B15" office:value-type="string">
            <text:p text:style-name="P13"/>
          </table:table-cell>
          <table:table-cell table:style-name="Table1.C15" office:value-type="string">
            <text:p text:style-name="P35"><text:span text:style-name="T24">( <text:s text:c="2"/>) 0 - Sem importância</text:span></text:p>
            <text:p text:style-name="P36"><text:span text:style-name="T24">( <text:s text:c="2"/>) 1 - Cosmético</text:span></text:p>
            <text:p text:style-name="P36"><text:span text:style-name="T24">( <text:s text:c="2"/>) 2 - Simples</text:span></text:p>
            <text:p text:style-name="P36"><text:span text:style-name="T24">( <text:s text:c="2"/>) 3 - Grave</text:span></text:p>
            <text:p text:style-name="P36"><text:span text:style-name="T24">( <text:s text:c="2"/>) 4 - Catastrófico</text:span></text:p>
          </table:table-cell>
        </table:table-row>
        <table:table-row table:style-name="Table1.1">
          <table:table-cell table:style-name="Table1.A16" table:number-columns-spanned="3" office:value-type="string">
            <text:p text:style-name="P10"><text:span text:style-name="T22">Correção sugerida:</text:span><text:span text:style-name="T11"> </text:span></text:p>
            <text:p text:style-name="P12"/>
          </table:table-cell>
          <table:covered-table-cell/>
          <table:covered-table-cell/>
        </table:table-row>
        <table:table-row table:style-name="Table1.1">
          <table:table-cell table:style-name="Table1.A17" office:value-type="string">
            <text:p text:style-name="P10"><text:span text:style-name="T11">8.</text:span></text:p>
          </table:table-cell>
          <table:table-cell table:style-name="Table1.B17" office:value-type="string">
            <text:p text:style-name="P13"/>
          </table:table-cell>
          <table:table-cell table:style-name="Table1.C17" office:value-type="string">
            <text:p text:style-name="P35"><text:span text:style-name="T24">( <text:s text:c="2"/>) 0 - Sem importância</text:span></text:p>
            <text:p text:style-name="P36"><text:span text:style-name="T24">( <text:s text:c="2"/>) 1 - Cosmético</text:span></text:p>
            <text:p text:style-name="P36"><text:span text:style-name="T24">( <text:s text:c="2"/>) 2 - Simples</text:span></text:p>
            <text:p text:style-name="P36"><text:span text:style-name="T24">( <text:s text:c="2"/>) 3 - Grave</text:span></text:p>
            <text:p text:style-name="P36"><text:span text:style-name="T24">( <text:s text:c="2"/>) 4 - Catastrófico</text:span></text:p>
          </table:table-cell>
        </table:table-row>
        <table:table-row table:style-name="Table1.1">
          <table:table-cell table:style-name="Table1.A18" table:number-columns-spanned="3" office:value-type="string">
            <text:p text:style-name="P10"><text:span text:style-name="T22">Correção sugerida:</text:span><text:span text:style-name="T11"> </text:span></text:p>
            <text:p text:style-name="P12"/>
          </table:table-cell>
          <table:covered-table-cell/>
          <table:covered-table-cell/>
        </table:table-row>
        <text:soft-page-break/>
        <table:table-row table:style-name="Table1.1">
          <table:table-cell table:style-name="Table1.A19" office:value-type="string">
            <text:p text:style-name="P10"><text:span text:style-name="T11">9.</text:span></text:p>
          </table:table-cell>
          <table:table-cell table:style-name="Table1.B19" office:value-type="string">
            <text:p text:style-name="P13"/>
          </table:table-cell>
          <table:table-cell table:style-name="Table1.C19" office:value-type="string">
            <text:p text:style-name="P35"><text:span text:style-name="T24">( <text:s text:c="2"/>) 0 - Sem importância</text:span></text:p>
            <text:p text:style-name="P36"><text:span text:style-name="T24">( <text:s text:c="2"/>) 1 - Cosmético</text:span></text:p>
            <text:p text:style-name="P36"><text:span text:style-name="T24">( <text:s text:c="2"/>) 2 - Simples</text:span></text:p>
            <text:p text:style-name="P36"><text:span text:style-name="T24">( <text:s text:c="2"/>) 3 - Grave</text:span></text:p>
            <text:p text:style-name="P36"><text:span text:style-name="T24">( <text:s text:c="2"/>) 4 - Catastrófico</text:span></text:p>
          </table:table-cell>
        </table:table-row>
        <table:table-row table:style-name="Table1.1">
          <table:table-cell table:style-name="Table1.A20" table:number-columns-spanned="3" office:value-type="string">
            <text:p text:style-name="P10"><text:span text:style-name="T22">Correção sugerida:</text:span><text:span text:style-name="T11"> </text:span></text:p>
            <text:p text:style-name="P12"/>
          </table:table-cell>
          <table:covered-table-cell/>
          <table:covered-table-cell/>
        </table:table-row>
        <table:table-row table:style-name="Table1.1">
          <table:table-cell table:style-name="Table1.A21" office:value-type="string">
            <text:p text:style-name="P10"><text:span text:style-name="T11">10.</text:span></text:p>
          </table:table-cell>
          <table:table-cell table:style-name="Table1.B21" office:value-type="string">
            <text:p text:style-name="P13"/>
          </table:table-cell>
          <table:table-cell table:style-name="Table1.C21" office:value-type="string">
            <text:p text:style-name="P35"><text:span text:style-name="T24">( <text:s text:c="2"/>) 0 - Sem importância</text:span></text:p>
            <text:p text:style-name="P36"><text:span text:style-name="T24">( <text:s text:c="2"/>) 1 - Cosmético</text:span></text:p>
            <text:p text:style-name="P36"><text:span text:style-name="T24">( <text:s text:c="2"/>) 2 - Simples</text:span></text:p>
            <text:p text:style-name="P36"><text:span text:style-name="T24">( <text:s text:c="2"/>) 3 - Grave</text:span></text:p>
            <text:p text:style-name="P36"><text:span text:style-name="T24">( <text:s text:c="2"/>) 4 - Catastrófico</text:span></text:p>
          </table:table-cell>
        </table:table-row>
        <table:table-row table:style-name="Table1.1">
          <table:table-cell table:style-name="Table1.A22" table:number-columns-spanned="3" office:value-type="string">
            <text:p text:style-name="P10"><text:span text:style-name="T22">Correção sugerida:</text:span><text:span text:style-name="T11"> </text:span></text:p>
            <text:p text:style-name="P12"/>
          </table:table-cell>
          <table:covered-table-cell/>
          <table:covered-table-cell/>
        </table:table-row>
        <table:table-row table:style-name="Table1.1">
          <table:table-cell table:style-name="Table1.A23" office:value-type="string">
            <text:p text:style-name="P10"><text:span text:style-name="T11">11.</text:span></text:p>
          </table:table-cell>
          <table:table-cell table:style-name="Table1.B23" office:value-type="string">
            <text:p text:style-name="P13"/>
          </table:table-cell>
          <table:table-cell table:style-name="Table1.C23" office:value-type="string">
            <text:p text:style-name="P35"><text:span text:style-name="T24">( <text:s text:c="2"/>) 0 - Sem importância</text:span></text:p>
            <text:p text:style-name="P36"><text:span text:style-name="T24">( <text:s text:c="2"/>) 1 - Cosmético</text:span></text:p>
            <text:p text:style-name="P36"><text:span text:style-name="T24">( <text:s text:c="2"/>) 2 - Simples</text:span></text:p>
            <text:p text:style-name="P36"><text:span text:style-name="T24">( <text:s text:c="2"/>) 3 - Grave</text:span></text:p>
            <text:p text:style-name="P36"><text:span text:style-name="T24">( <text:s text:c="2"/>) 4 - Catastrófico</text:span></text:p>
          </table:table-cell>
        </table:table-row>
        <table:table-row table:style-name="Table1.1">
          <table:table-cell table:style-name="Table1.A24" table:number-columns-spanned="3" office:value-type="string">
            <text:p text:style-name="P10"><text:span text:style-name="T22">Correção sugerida:</text:span><text:span text:style-name="T11"> </text:span></text:p>
            <text:p text:style-name="P12"/>
          </table:table-cell>
          <table:covered-table-cell/>
          <table:covered-table-cell/>
        </table:table-row>
      </table:table>
      <text:p text:style-name="P34"/>
      <text:p text:style-name="P49"><text:bookmark text:name="_r4xfza9el7t1"/></text:p>
      <text:p text:style-name="P49"><text:bookmark text:name="_hyo2ma62jgox"/>5. Escalas de Severidade </text:p>
      <text:p text:style-name="P37"><text:span text:style-name="T11">Escalas de severidade de problemas de usabilidade (equivalentes)</text:span></text:p>
      <text:p text:style-name="P8"/>
      <text:p text:style-name="P5"><text:span text:style-name="T11">Segundo Nielsen [1994], com </text:span><text:span text:style-name="T14">foco nos recursos do projeto</text:span><text:span text:style-name="T11">:</text:span></text:p>
      <table:table table:name="Table2" table:style-name="Table2">
        <table:table-column table:style-name="Table2.A"/>
        <table:table-column table:style-name="Table2.B"/>
        <table:table-row table:style-name="Table2.1">
          <table:table-cell table:style-name="Table2.A1" office:value-type="string">
            <text:p text:style-name="P40"><text:span text:style-name="T21">Severidade</text:span></text:p>
          </table:table-cell>
          <table:table-cell table:style-name="Table2.B1" office:value-type="string">
            <text:p text:style-name="P40"><text:span text:style-name="T21">Descrição</text:span></text:p>
          </table:table-cell>
        </table:table-row>
        <table:table-row table:style-name="Table2.1">
          <table:table-cell table:style-name="Table2.A1" office:value-type="string">
            <text:p text:style-name="P40"><text:span text:style-name="T13">0</text:span></text:p>
          </table:table-cell>
          <table:table-cell table:style-name="Table2.B1" office:value-type="string">
            <text:p text:style-name="P41"><text:span text:style-name="T22">Não é um problema de usabilidade.</text:span></text:p>
          </table:table-cell>
        </table:table-row>
        <table:table-row table:style-name="Table2.1">
          <table:table-cell table:style-name="Table2.A1" office:value-type="string">
            <text:p text:style-name="P40"><text:span text:style-name="T13">1</text:span></text:p>
          </table:table-cell>
          <table:table-cell table:style-name="Table2.B1" office:value-type="string">
            <text:p text:style-name="P41"><text:span text:style-name="T22">Problema cosmético: corrigir apenas se sobrar tempo no projeto.</text:span></text:p>
          </table:table-cell>
        </table:table-row>
        <table:table-row table:style-name="Table2.1">
          <table:table-cell table:style-name="Table2.A1" office:value-type="string">
            <text:p text:style-name="P40"><text:span text:style-name="T13">2</text:span></text:p>
          </table:table-cell>
          <table:table-cell table:style-name="Table2.B1" office:value-type="string">
            <text:p text:style-name="P41"><text:span text:style-name="T22">Problema menor: sua correção tem baixa prioridade.</text:span></text:p>
          </table:table-cell>
        </table:table-row>
        <table:table-row table:style-name="Table2.1">
          <table:table-cell table:style-name="Table2.A1" office:value-type="string">
            <text:p text:style-name="P40"><text:span text:style-name="T13">3</text:span></text:p>
          </table:table-cell>
          <table:table-cell table:style-name="Table2.B1" office:value-type="string">
            <text:p text:style-name="P41"><text:span text:style-name="T22">Problema grave: é importante corrigir (alta prioridade).</text:span></text:p>
          </table:table-cell>
        </table:table-row>
        <table:table-row table:style-name="Table2.1">
          <table:table-cell table:style-name="Table2.A1" office:value-type="string">
            <text:p text:style-name="P40"><text:span text:style-name="T13">4</text:span></text:p>
          </table:table-cell>
          <table:table-cell table:style-name="Table2.B1" office:value-type="string">
            <text:p text:style-name="P41"><text:span text:style-name="T22">Catástrofe de usabilidade: indispensável corrigir antes de lançar o produto.</text:span></text:p>
          </table:table-cell>
        </table:table-row>
      </table:table>
      <text:p text:style-name="P8"/>
      <text:p text:style-name="P5"><text:span text:style-name="T11">Variação sobre a de Nielse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text:span text:style-name="T21">Severidade</text:span></text:p>
          </table:table-cell>
          <table:table-cell table:style-name="Table3.A1" office:value-type="string">
            <text:p text:style-name="P42"><text:span text:style-name="T21">Tipo</text:span></text:p>
          </table:table-cell>
          <table:table-cell table:style-name="Table3.A1" office:value-type="string">
            <text:p text:style-name="P42"><text:span text:style-name="T21">Descrição</text:span></text:p>
          </table:table-cell>
        </table:table-row>
        <table:table-row table:style-name="Table3.1">
          <table:table-cell table:style-name="Table3.A2" office:value-type="string">
            <text:p text:style-name="P40"><text:span text:style-name="T13">0</text:span></text:p>
          </table:table-cell>
          <table:table-cell table:style-name="Table3.B2" office:value-type="string">
            <text:p text:style-name="P40"><text:span text:style-name="T21">Sem importância</text:span></text:p>
          </table:table-cell>
          <table:table-cell table:style-name="Table3.C2" office:value-type="string">
            <text:p text:style-name="P39"><text:span text:style-name="T22">Não afeta a operação da interface.</text:span></text:p>
          </table:table-cell>
        </table:table-row>
        <table:table-row table:style-name="Table3.1">
          <table:table-cell table:style-name="Table3.A3" office:value-type="string">
            <text:p text:style-name="P40"><text:span text:style-name="T13">1</text:span></text:p>
          </table:table-cell>
          <table:table-cell table:style-name="Table3.B3" office:value-type="string">
            <text:p text:style-name="P40"><text:span text:style-name="T21">Cosmético</text:span></text:p>
          </table:table-cell>
          <table:table-cell table:style-name="Table3.C3" office:value-type="string">
            <text:p text:style-name="P39"><text:span text:style-name="T22">Não há necessidade imediata de correção.</text:span></text:p>
          </table:table-cell>
        </table:table-row>
        <table:table-row table:style-name="Table3.1">
          <table:table-cell table:style-name="Table3.A4" office:value-type="string">
            <text:p text:style-name="P40"><text:span text:style-name="T13">2</text:span></text:p>
          </table:table-cell>
          <table:table-cell table:style-name="Table3.B4" office:value-type="string">
            <text:p text:style-name="P40"><text:span text:style-name="T21">Simples</text:span></text:p>
          </table:table-cell>
          <table:table-cell table:style-name="Table3.C4" office:value-type="string">
            <text:p text:style-name="P39"><text:span text:style-name="T22">Problema de baixa prioridade (</text:span><text:span text:style-name="T23">pode</text:span><text:span text:style-name="T22"> ser corrigido).</text:span></text:p>
          </table:table-cell>
        </table:table-row>
        <table:table-row table:style-name="Table3.1">
          <table:table-cell table:style-name="Table3.A5" office:value-type="string">
            <text:p text:style-name="P40"><text:span text:style-name="T13">3</text:span></text:p>
          </table:table-cell>
          <table:table-cell table:style-name="Table3.B5" office:value-type="string">
            <text:p text:style-name="P40"><text:span text:style-name="T21">Grave</text:span></text:p>
          </table:table-cell>
          <table:table-cell table:style-name="Table3.C5" office:value-type="string">
            <text:p text:style-name="P39"><text:span text:style-name="T22">Problema de alta prioridade (</text:span><text:span text:style-name="T23">é importante</text:span><text:span text:style-name="T22"> ser corrigido).</text:span></text:p>
          </table:table-cell>
        </table:table-row>
        <table:table-row table:style-name="Table3.1">
          <table:table-cell table:style-name="Table3.A6" office:value-type="string">
            <text:p text:style-name="P40"><text:span text:style-name="T13">4</text:span></text:p>
          </table:table-cell>
          <table:table-cell table:style-name="Table3.B6" office:value-type="string">
            <text:p text:style-name="P40"><text:span text:style-name="T21">Catastrófico</text:span></text:p>
          </table:table-cell>
          <table:table-cell table:style-name="Table3.C6" office:value-type="string">
            <text:p text:style-name="P39"><text:span text:style-name="T22">Muito grave, </text:span><text:span text:style-name="T23">deve</text:span><text:span text:style-name="T22"> ser corrigido de qualquer forma.</text:span></text:p>
          </table:table-cell>
        </table:table-row>
      </table:table>
      <text:p text:style-name="P8"><text:soft-page-break/></text:p>
      <text:p text:style-name="P5"><text:span text:style-name="T11">Variação, com </text:span><text:span text:style-name="T14">foco na execução da tarefa:</text:span></text:p>
      <table:table table:name="Table4" table:style-name="Table4">
        <table:table-column table:style-name="Table4.A"/>
        <table:table-column table:style-name="Table4.B"/>
        <table:table-row table:style-name="Table4.1">
          <table:table-cell table:style-name="Table4.A1" office:value-type="string">
            <text:p text:style-name="P40"><text:span text:style-name="T21">Severidade</text:span></text:p>
          </table:table-cell>
          <table:table-cell table:style-name="Table4.B1" office:value-type="string">
            <text:p text:style-name="P40"><text:span text:style-name="T21">Descrição</text:span></text:p>
          </table:table-cell>
        </table:table-row>
        <table:table-row table:style-name="Table4.1">
          <table:table-cell table:style-name="Table4.A2" office:value-type="string">
            <text:p text:style-name="P40"><text:span text:style-name="T13">0</text:span></text:p>
          </table:table-cell>
          <table:table-cell table:style-name="Table4.B1" office:value-type="string">
            <text:p text:style-name="P39"><text:span text:style-name="T22">Problema cosmético, pouca importância para a execução da tarefa.</text:span></text:p>
          </table:table-cell>
        </table:table-row>
        <table:table-row table:style-name="Table4.1">
          <table:table-cell table:style-name="Table4.A2" office:value-type="string">
            <text:p text:style-name="P40"><text:span text:style-name="T13">1</text:span></text:p>
          </table:table-cell>
          <table:table-cell table:style-name="Table4.B1" office:value-type="string">
            <text:p text:style-name="P39"><text:span text:style-name="T22">Afeta levemente a performance na tarefa.</text:span></text:p>
          </table:table-cell>
        </table:table-row>
        <table:table-row table:style-name="Table4.1">
          <table:table-cell table:style-name="Table4.A2" office:value-type="string">
            <text:p text:style-name="P40"><text:span text:style-name="T13">2</text:span></text:p>
          </table:table-cell>
          <table:table-cell table:style-name="Table4.B1" office:value-type="string">
            <text:p text:style-name="P39"><text:span text:style-name="T22">Causa confusão ao usuário e diminui sensivelmente o desempenho.</text:span></text:p>
          </table:table-cell>
        </table:table-row>
        <table:table-row table:style-name="Table4.1">
          <table:table-cell table:style-name="Table4.A2" office:value-type="string">
            <text:p text:style-name="P40"><text:span text:style-name="T13">3</text:span></text:p>
          </table:table-cell>
          <table:table-cell table:style-name="Table4.B1" office:value-type="string">
            <text:p text:style-name="P39"><text:span text:style-name="T22">O usuário fica muito confuso ou completa a tarefa com muita dificuldade.</text:span></text:p>
          </table:table-cell>
        </table:table-row>
        <table:table-row table:style-name="Table4.1">
          <table:table-cell table:style-name="Table4.A2" office:value-type="string">
            <text:p text:style-name="P40"><text:span text:style-name="T13">4</text:span></text:p>
          </table:table-cell>
          <table:table-cell table:style-name="Table4.B1" office:value-type="string">
            <text:p text:style-name="P39"><text:span text:style-name="T22">O usuário não consegue completar ou desiste da tarefa por causa do problema.</text:span></text:p>
          </table:table-cell>
        </table:table-row>
      </table:table>
      <text:p text:style-name="P8"/>
      <text:p text:style-name="P38"/>
      <text:p text:style-name="P49"><text:bookmark text:name="_4i1z89uvkro"/>6. Referências Bibliográficas </text:p>
      <text:p text:style-name="P43"><text:span text:style-name="T11">Lewis, C.; Rieman, J. “Task-Centered User Interface Design: A Practical Introduction”. 1994. Disponível em: &lt;http://hcibib.org/tcuid/&gt;.</text:span></text:p>
      <text:p text:style-name="P43"><text:span text:style-name="T11">Nielsen, J. “Usability Engineering”. Mountain View, EUA: AP Professional, 1993.</text:span></text:p>
      <text:p text:style-name="P43"><text:span text:style-name="T11">Nielsen, J. Heuristic Evaluation. In: Nielsen, J.; Mack, R. L. (Ed.) “Usability Inspection Methods”. New York: John Wiley &amp; Sons, 1994.</text:span></text:p>
      <text:p text:style-name="P43"><text:span text:style-name="T11">(Ver também, de Nielsen: &lt;http://www.nngroup.com/articles/how-to-conduct-a-heuristic-evalua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Open Sans" svg:font-family="'Open Sans'"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Open Sans1" svg:font-family="'Open Sans'"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roxima Nova" fo:font-size="11pt" fo:language="none" fo:country="none" style:letter-kerning="false" style:font-name-asian="Proxima Nova1" style:font-size-asian="11pt" style:language-asian="zh" style:country-asian="CN"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Proxima Nova" fo:font-size="11pt" fo:language="none" fo:country="none" style:letter-kerning="false" style:font-name-asian="Proxima Nova1" style:font-size-asian="11pt" style:language-asian="zh" style:country-asian="CN"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2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25%" fo:keep-together="always" fo:break-before="auto" fo:break-after="auto" fo:keep-with-next="always"/>
      <style:text-properties fo:color="#039be5"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25%" fo:keep-together="always" fo:break-before="auto" fo:break-after="auto" fo:keep-with-next="always"/>
      <style:text-properties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keep-together="always" fo:break-before="auto" fo:break-after="auto" fo:keep-with-next="always"/>
      <style:text-properties fo:font-size="12pt" style:font-size-asian="12pt"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line-height="100%" fo:keep-together="always" fo:break-before="auto" fo:break-after="auto" fo:keep-with-next="always"/>
      <style:text-properties fo:color="#404040" style:font-name="Proxima Nova" fo:font-family="'Proxima Nova'" style:font-family-generic="roman" style:font-pitch="variable" fo:font-size="30pt" fo:font-weight="bold" style:font-name-asian="Proxima Nova1" style:font-family-asian="'Proxima Nova'" style:font-family-generic-asian="system" style:font-pitch-asian="variable" style:font-size-asian="30pt" style:font-weight-asian="bold" style:font-name-complex="Proxima Nova1" style:font-family-complex="'Proxima Nov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0835in" fo:margin-bottom="0in" loext:contextual-spacing="false" fo:line-height="100%" fo:keep-together="always" fo:break-before="auto" fo:break-after="auto" fo:keep-with-next="always"/>
      <style:text-properties fo:color="#404040" fo:font-size="12pt" style:font-size-asian="12pt" style:font-size-complex="12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position="0% 100%" style:font-name="Proxima Nova" fo:font-family="'Proxima Nova'"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font-name="Proxima Nova" fo:font-family="'Proxima Nova'"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position="0% 100%" style:font-name="Proxima Nova" fo:font-family="'Proxima Nova'"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Proxima Nova" fo:font-family="'Proxima Nova'"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4445in" fo:margin-bottom="0in" loext:contextual-spacing="false" fo:line-height="100%" fo:break-before="auto" fo:break-after="auto" fo:padding="0in" fo:border="none"/>
    </style:style>
    <style:style style:name="MP2" style:family="paragraph" style:parent-style-name="Standard">
      <style:paragraph-properties fo:break-before="auto" fo:break-after="auto" fo:padding="0in" fo:border="none"/>
    </style:style>
    <style:style style:name="MP3" style:family="paragraph" style:parent-style-name="Standard">
      <style:paragraph-properties fo:margin-top="0.4445in" fo:margin-bottom="0in" loext:contextual-spacing="false" fo:line-height="100%" fo:text-align="center" style:justify-single-word="false" fo:break-before="auto" fo:break-after="auto"/>
    </style:style>
    <style:style style:name="MP4" style:family="paragraph" style:parent-style-name="Standard">
      <style:paragraph-properties fo:text-align="end" style:justify-single-word="false" fo:break-before="auto" fo:break-after="auto" fo:padding="0in" fo:border="none"/>
    </style:style>
    <style:style style:name="MT1" style:family="text">
      <style:text-properties fo:color="#cccccc" fo:font-size="10pt" style:font-size-asian="10pt" style:font-size-complex="10pt"/>
    </style:style>
    <style:style style:name="MT2" style:family="text">
      <style:text-properties fo:color="#cc0000" fo:font-weight="bold" style:font-weight-asian="bold" fo:background-color="#ffff00"/>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1.png" text:anchor-type="char" svg:x="-1in" svg:y="-0.0728in" svg:width="8.5102in" svg:height="0.1043in" draw:z-index="20"><draw:image xlink:href="Pictures/10000201000004B00000001E2CE33E609EB92E50.png" xlink:type="simple" xlink:show="embed" xlink:actuate="onLoad" loext:mime-type="image/png"/><svg:desc>linha horizontal</svg:desc></draw:frame></text:p>
        <text:p text:style-name="MP2"><draw:frame draw:style-name="Mfr2" draw:name="image3.png" text:anchor-type="as-char" svg:width="0.4898in" svg:height="0.0626in" draw:z-index="29"><draw:image xlink:href="Pictures/100002010000002F00000006365F22FE4BE757FA.png" xlink:type="simple" xlink:show="embed" xlink:actuate="onLoad" loext:mime-type="image/png"/><svg:desc>linha curta</svg:desc></draw:frame></text:p>
      </style:header>
      <style:footer>
        <text:p text:style-name="MP2"><text:span text:style-name="MT1">IHC - Tecnólogo em Sistemas para Internet. IFRS Campus Porto Alegre. - Prof Evandro Manara Miletto</text:span><draw:frame draw:style-name="Mfr1" draw:name="Image3" text:anchor-type="char" svg:x="-1.0047in" svg:y="0.4791in" svg:width="8.5102in" svg:height="0.448in" draw:z-index="9"><draw:image xlink:href="Pictures/10000201000004B00000001E2CE33E609EB92E50.png" xlink:type="simple" xlink:show="embed" xlink:actuate="onLoad" loext:mime-type="image/png"/><svg:desc>rodapé</svg:desc></draw:frame></text:p>
      </style:footer>
    </style:master-page>
    <style:master-page style:name="First_20_Page" style:display-name="First Page" style:page-layout-name="Mpm1" style:next-style-name="Standard">
      <style:header>
        <text:p text:style-name="MP3"><text:span text:style-name="MT2"><text:s text:c="3"/>( NÃO ESCREVER NESTE DOCUMENTO - APENAS FAZER DOWNLOAD ) <text:s/></text:span><draw:frame draw:style-name="Mfr1" draw:name="Image1" text:anchor-type="char" svg:x="-1.0047in" svg:y="-0.0728in" svg:width="8.5102in" svg:height="0.1043in" draw:z-index="11"><draw:image xlink:href="Pictures/10000201000004B00000001E2CE33E609EB92E50.png" xlink:type="simple" xlink:show="embed" xlink:actuate="onLoad" loext:mime-type="image/png"/><svg:desc>linha horizontal</svg:desc></draw:frame><draw:frame draw:style-name="Mfr1" draw:name="Image2" text:anchor-type="char" svg:x="-1.0047in" svg:y="-0.0728in" svg:width="8.5102in" svg:height="0.1043in" draw:z-index="10"><draw:image xlink:href="Pictures/10000201000004B00000001E2CE33E609EB92E50.png" xlink:type="simple" xlink:show="embed" xlink:actuate="onLoad" loext:mime-type="image/png"/><svg:desc>linha horizontal</svg:desc></draw:frame></text:p>
      </style:header>
      <style:footer>
        <text:p text:style-name="MP4"><text:page-number text:select-page="current">1</text:page-number><draw:frame draw:style-name="Mfr1" draw:name="Image4" text:anchor-type="char" svg:x="-1.0047in" svg:y="0.4791in" svg:width="8.5102in" svg:height="0.448in" draw:z-index="0"><draw:image xlink:href="Pictures/10000201000004B00000001E2CE33E609EB92E50.png" xlink:type="simple" xlink:show="embed" xlink:actuate="onLoad" loext:mime-type="image/png"/><svg:desc>rodapé</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8" meta:object-count="0" meta:page-count="10" meta:paragraph-count="221" meta:word-count="2878" meta:character-count="17780" meta:non-whitespace-character-count="14972"/>
    <meta:generator>LibreOfficeDev/6.0.5.2$Linux_X86_64 LibreOffice_project/</meta:generator>
  </office:meta>
</office:document-meta>
</file>